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ource Code Pro" svg:font-family="'Source Code Pro'" style:font-pitch="fixed"/>
    <style:font-face style:name="Lato Heavy" svg:font-family="'Lato Heavy'"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4pt" fo:language="ro" fo:country="RO" fo:font-style="italic" officeooo:rsid="000f1616" officeooo:paragraph-rsid="000dee8b" style:font-size-asian="14pt" style:font-style-asian="italic" style:font-size-complex="14pt" style:font-style-complex="italic" loext:shadow="none"/>
    </style:style>
    <style:style style:name="P2" style:family="paragraph" style:parent-style-name="Standard">
      <style:text-properties style:font-name="Times New Roman" fo:language="ro" fo:country="RO" officeooo:rsid="000dee8b" officeooo:paragraph-rsid="000f1616" loext:shadow="none"/>
    </style:style>
    <style:style style:name="P3" style:family="paragraph" style:parent-style-name="Standard">
      <style:text-properties style:font-name="Times New Roman" fo:language="ro" fo:country="RO" officeooo:rsid="000dee8b" officeooo:paragraph-rsid="002888e5" loext:shadow="none"/>
    </style:style>
    <style:style style:name="P4" style:family="paragraph" style:parent-style-name="Standard">
      <style:paragraph-properties fo:text-align="start" style:justify-single-word="false"/>
      <style:text-properties style:font-name="Times New Roman" fo:language="ro" fo:country="RO" officeooo:rsid="000dee8b" officeooo:paragraph-rsid="000f1616" loext:shadow="none"/>
    </style:style>
    <style:style style:name="P5" style:family="paragraph" style:parent-style-name="Standard">
      <style:text-properties style:font-name="Times New Roman" fo:font-size="12pt" fo:language="ro" fo:country="RO" fo:font-style="normal" officeooo:rsid="0010ff91" officeooo:paragraph-rsid="00147149" style:font-size-asian="10.5pt" style:font-style-asian="normal" style:font-size-complex="12pt" style:font-style-complex="normal" loext:shadow="none"/>
    </style:style>
    <style:style style:name="P6" style:family="paragraph" style:parent-style-name="Standard">
      <style:paragraph-properties fo:text-align="start" style:justify-single-word="false"/>
      <style:text-properties style:font-name="Times New Roman" fo:font-size="12pt" fo:language="ro" fo:country="RO" fo:font-style="normal" officeooo:rsid="0010ff91" officeooo:paragraph-rsid="0010ff91" style:font-size-asian="10.5pt" style:font-style-asian="normal" style:font-size-complex="12pt" style:font-style-complex="normal" loext:shadow="none"/>
    </style:style>
    <style:style style:name="P7" style:family="paragraph" style:parent-style-name="Standard">
      <style:paragraph-properties fo:text-align="start" style:justify-single-word="false"/>
      <style:text-properties style:font-name="Times New Roman" fo:font-size="12pt" fo:language="ro" fo:country="RO" fo:font-style="normal" officeooo:rsid="0010ff91" officeooo:paragraph-rsid="00289e33" style:font-size-asian="10.5pt" style:font-style-asian="normal" style:font-size-complex="12pt" style:font-style-complex="normal" loext:shadow="none"/>
    </style:style>
    <style:style style:name="P8" style:family="paragraph" style:parent-style-name="Standard">
      <style:text-properties style:font-name="Times New Roman" fo:font-size="12pt" fo:language="ro" fo:country="RO" fo:font-style="normal" fo:font-weight="normal" officeooo:rsid="0013677c" officeooo:paragraph-rsid="0010ff91" style:font-size-asian="10.5pt" style:font-style-asian="normal" style:font-weight-asian="normal" style:font-size-complex="12pt" style:font-style-complex="normal" style:font-weight-complex="normal" loext:shadow="none"/>
    </style:style>
    <style:style style:name="P9" style:family="paragraph" style:parent-style-name="Standard">
      <style:paragraph-properties fo:text-align="start" style:justify-single-word="false"/>
      <style:text-properties style:font-name="Times New Roman" fo:font-size="12pt" fo:language="ro" fo:country="RO" fo:font-style="normal" fo:font-weight="normal" officeooo:rsid="0010ff91" officeooo:paragraph-rsid="002789e2" style:font-size-asian="10.5pt" style:font-style-asian="normal" style:font-weight-asian="normal" style:font-size-complex="12pt" style:font-style-complex="normal" style:font-weight-complex="normal" loext:shadow="none"/>
    </style:style>
    <style:style style:name="P10" style:family="paragraph" style:parent-style-name="Standard">
      <style:text-properties style:font-name="Lato Heavy" fo:font-size="14pt" fo:language="ro" fo:country="RO" fo:font-style="normal" fo:font-weight="normal" officeooo:rsid="0010d0df" officeooo:paragraph-rsid="0010d0df" style:font-size-asian="14pt" style:font-style-asian="normal" style:font-weight-asian="normal" style:font-size-complex="14pt" style:font-style-complex="normal" style:font-weight-complex="normal" loext:shadow="none"/>
    </style:style>
    <style:style style:name="P11" style:family="paragraph" style:parent-style-name="Standard">
      <style:text-properties style:font-name="Lato Heavy" fo:font-size="14pt" fo:language="ro" fo:country="RO" fo:font-style="italic" officeooo:rsid="0010d0df" officeooo:paragraph-rsid="0010d0df" style:font-size-asian="14pt" style:font-style-asian="italic" style:font-size-complex="14pt" style:font-style-complex="italic" loext:shadow="none"/>
    </style:style>
    <style:style style:name="P12" style:family="paragraph" style:parent-style-name="Standard">
      <style:text-properties style:font-name="Lato Heavy" fo:font-size="24pt" fo:language="ro" fo:country="RO" fo:font-style="normal" fo:font-weight="bold" officeooo:rsid="0010d0df" officeooo:paragraph-rsid="0010d0df" style:font-size-asian="24pt" style:font-style-asian="normal" style:font-weight-asian="bold" style:font-size-complex="24pt" style:font-style-complex="normal" style:font-weight-complex="bold" loext:shadow="none"/>
    </style:style>
    <style:style style:name="P13" style:family="paragraph" style:parent-style-name="Standard">
      <style:text-properties style:font-name="Source Code Pro" fo:font-size="11pt" fo:language="ro" fo:country="RO" fo:font-style="normal" fo:font-weight="normal" officeooo:rsid="00147149" officeooo:paragraph-rsid="002fbea2" style:font-size-asian="11pt" style:font-style-asian="normal" style:font-weight-asian="normal" style:font-size-complex="11pt" style:font-style-complex="normal" style:font-weight-complex="normal" loext:shadow="none"/>
    </style:style>
    <style:style style:name="P14"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4ea295" style:font-size-asian="11pt" style:font-style-asian="normal" style:font-weight-asian="normal" style:font-size-complex="11pt" style:font-style-complex="normal" style:font-weight-complex="normal" loext:shadow="none"/>
    </style:style>
    <style:style style:name="P15"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323e65" style:font-size-asian="11pt" style:font-style-asian="normal" style:font-weight-asian="normal" style:font-size-complex="11pt" style:font-style-complex="normal" style:font-weight-complex="normal" loext:shadow="none"/>
    </style:style>
    <style:style style:name="P16"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507c77" style:font-size-asian="11pt" style:font-style-asian="normal" style:font-weight-asian="normal" style:font-size-complex="11pt" style:font-style-complex="normal" style:font-weight-complex="normal" loext:shadow="none"/>
    </style:style>
    <style:style style:name="P17"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10ff91" style:font-size-asian="11pt" style:font-style-asian="normal" style:font-weight-asian="normal" style:font-size-complex="11pt" style:font-style-complex="normal" style:font-weight-complex="normal" loext:shadow="none"/>
    </style:style>
    <style:style style:name="P18"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5f4ff4" style:font-size-asian="11pt" style:font-style-asian="normal" style:font-weight-asian="normal" style:font-size-complex="11pt" style:font-style-complex="normal" style:font-weight-complex="normal" loext:shadow="none"/>
    </style:style>
    <style:style style:name="P19"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5f7719" style:font-size-asian="11pt" style:font-style-asian="normal" style:font-weight-asian="normal" style:font-size-complex="11pt" style:font-style-complex="normal" style:font-weight-complex="normal" loext:shadow="none"/>
    </style:style>
    <style:style style:name="P20"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606b86" style:font-size-asian="11pt" style:font-style-asian="normal" style:font-weight-asian="normal" style:font-size-complex="11pt" style:font-style-complex="normal" style:font-weight-complex="normal" loext:shadow="none"/>
    </style:style>
    <style:style style:name="P21"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62c0e3" style:font-size-asian="11pt" style:font-style-asian="normal" style:font-weight-asian="normal" style:font-size-complex="11pt" style:font-style-complex="normal" style:font-weight-complex="normal" loext:shadow="none"/>
    </style:style>
    <style:style style:name="P22" style:family="paragraph" style:parent-style-name="Standard">
      <style:paragraph-properties fo:text-align="start" style:justify-single-word="false"/>
      <style:text-properties style:font-name="Source Code Pro" fo:font-size="11pt" fo:language="ro" fo:country="RO" fo:font-style="normal" fo:font-weight="normal" officeooo:rsid="00147149" officeooo:paragraph-rsid="005c3ae4" style:font-size-asian="11pt" style:font-style-asian="normal" style:font-weight-asian="normal" style:font-size-complex="11pt" style:font-style-complex="normal" style:font-weight-complex="normal" loext:shadow="none"/>
    </style:style>
    <style:style style:name="P23" style:family="paragraph" style:parent-style-name="Standard">
      <style:text-properties style:font-name="Source Code Pro" fo:font-size="11pt" fo:language="ro" fo:country="RO" fo:font-style="normal" fo:font-weight="normal" officeooo:rsid="0018c747" officeooo:paragraph-rsid="00147149" style:font-size-asian="11pt" style:font-style-asian="normal" style:font-weight-asian="normal" style:font-size-complex="11pt" style:font-style-complex="normal" style:font-weight-complex="normal" loext:shadow="none"/>
    </style:style>
    <style:style style:name="P24" style:family="paragraph" style:parent-style-name="Standard">
      <style:paragraph-properties fo:text-align="start" style:justify-single-word="false"/>
      <style:text-properties style:font-name="Source Code Pro" fo:font-size="11pt" fo:language="ro" fo:country="RO" fo:font-style="normal" fo:font-weight="normal" officeooo:rsid="002fbea2" officeooo:paragraph-rsid="0053f633" style:font-size-asian="11pt" style:font-style-asian="normal" style:font-weight-asian="normal" style:font-size-complex="11pt" style:font-style-complex="normal" style:font-weight-complex="normal" loext:shadow="none"/>
    </style:style>
    <style:style style:name="P25" style:family="paragraph" style:parent-style-name="Standard">
      <style:paragraph-properties fo:text-align="justify" style:justify-single-word="false"/>
      <style:text-properties style:font-name="Source Code Pro" fo:font-size="11pt" fo:language="ro" fo:country="RO" fo:font-style="normal" fo:font-weight="normal" officeooo:rsid="00315e00" officeooo:paragraph-rsid="0035daee" style:font-size-asian="11pt" style:font-style-asian="normal" style:font-weight-asian="normal" style:font-size-complex="11pt" style:font-style-complex="normal" style:font-weight-complex="normal" loext:shadow="none"/>
    </style:style>
    <style:style style:name="P26" style:family="paragraph" style:parent-style-name="Standard">
      <style:paragraph-properties fo:text-align="justify" style:justify-single-word="false"/>
      <style:text-properties style:font-name="Source Code Pro" fo:font-size="11pt" fo:language="ro" fo:country="RO" fo:font-style="normal" fo:font-weight="normal" officeooo:rsid="00315e00" officeooo:paragraph-rsid="005f7719" style:font-size-asian="11pt" style:font-style-asian="normal" style:font-weight-asian="normal" style:font-size-complex="11pt" style:font-style-complex="normal" style:font-weight-complex="normal" loext:shadow="none"/>
    </style:style>
    <style:style style:name="P27" style:family="paragraph" style:parent-style-name="Standard">
      <style:paragraph-properties fo:text-align="justify" style:justify-single-word="false"/>
      <style:text-properties style:font-name="Source Code Pro" fo:font-size="11pt" fo:language="ro" fo:country="RO" fo:font-style="normal" fo:font-weight="normal" officeooo:rsid="0035daee" officeooo:paragraph-rsid="0035daee" style:font-size-asian="11pt" style:font-style-asian="normal" style:font-weight-asian="normal" style:font-size-complex="11pt" style:font-style-complex="normal" style:font-weight-complex="normal" loext:shadow="none"/>
    </style:style>
    <style:style style:name="P28" style:family="paragraph" style:parent-style-name="Standard">
      <style:paragraph-properties fo:text-align="justify" style:justify-single-word="false"/>
      <style:text-properties style:font-name="Source Code Pro" fo:font-size="11pt" fo:language="ro" fo:country="RO" fo:font-style="normal" fo:font-weight="normal" officeooo:rsid="0035daee" officeooo:paragraph-rsid="004ea295" style:font-size-asian="11pt" style:font-style-asian="normal" style:font-weight-asian="normal" style:font-size-complex="11pt" style:font-style-complex="normal" style:font-weight-complex="normal" loext:shadow="none"/>
    </style:style>
    <style:style style:name="P29" style:family="paragraph" style:parent-style-name="Standard">
      <style:text-properties style:font-name="Source Code Pro" fo:font-size="11pt" fo:language="ro" fo:country="RO" fo:font-style="normal" fo:font-weight="normal" officeooo:rsid="001c4c55" officeooo:paragraph-rsid="001a7f21" style:font-size-asian="11pt" style:font-style-asian="normal" style:font-weight-asian="normal" style:font-size-complex="11pt" style:font-style-complex="normal" style:font-weight-complex="normal" loext:shadow="none"/>
    </style:style>
    <style:style style:name="P30" style:family="paragraph" style:parent-style-name="Standard">
      <style:paragraph-properties fo:text-align="justify" style:justify-single-word="false"/>
      <style:text-properties style:font-name="Source Code Pro" fo:font-size="11pt" fo:language="ro" fo:country="RO" fo:font-style="normal" fo:font-weight="normal" officeooo:rsid="0065077a" officeooo:paragraph-rsid="006a6a3b" style:font-size-asian="11pt" style:font-style-asian="normal" style:font-weight-asian="normal" style:font-size-complex="11pt" style:font-style-complex="normal" style:font-weight-complex="normal" loext:shadow="none"/>
    </style:style>
    <style:style style:name="P31" style:family="paragraph" style:parent-style-name="Standard">
      <style:text-properties style:font-name="Source Code Pro" fo:font-size="11pt" fo:language="ro" fo:country="RO" fo:font-style="normal" fo:font-weight="normal" officeooo:rsid="0040f91b" officeooo:paragraph-rsid="003a97eb" style:font-size-asian="11pt" style:font-style-asian="normal" style:font-weight-asian="normal" style:font-size-complex="11pt" style:font-style-complex="normal" style:font-weight-complex="normal" loext:shadow="none"/>
    </style:style>
    <style:style style:name="P32" style:family="paragraph" style:parent-style-name="Standard">
      <style:paragraph-properties fo:text-align="justify" style:justify-single-word="false"/>
      <style:text-properties style:font-name="Source Code Pro" fo:font-size="11pt" fo:language="ro" fo:country="RO" fo:font-style="normal" fo:font-weight="normal" officeooo:rsid="00601b96" officeooo:paragraph-rsid="005f7719" style:font-size-asian="11pt" style:font-style-asian="normal" style:font-weight-asian="normal" style:font-size-complex="11pt" style:font-style-complex="normal" style:font-weight-complex="normal" loext:shadow="none"/>
    </style:style>
    <style:style style:name="P33" style:family="paragraph" style:parent-style-name="Standard">
      <style:paragraph-properties fo:text-align="justify" style:justify-single-word="false"/>
      <style:text-properties style:font-name="Source Code Pro" fo:font-size="11pt" fo:language="ro" fo:country="RO" fo:font-style="normal" fo:font-weight="normal" officeooo:rsid="00606b86" officeooo:paragraph-rsid="00606b86" style:font-size-asian="11pt" style:font-style-asian="normal" style:font-weight-asian="normal" style:font-size-complex="11pt" style:font-style-complex="normal" style:font-weight-complex="normal" loext:shadow="none"/>
    </style:style>
    <style:style style:name="P34" style:family="paragraph" style:parent-style-name="Standard">
      <style:paragraph-properties fo:text-align="justify" style:justify-single-word="false"/>
      <style:text-properties style:font-name="Source Code Pro" fo:font-size="11pt" fo:language="ro" fo:country="RO" fo:font-style="normal" fo:font-weight="normal" officeooo:rsid="00606b86" officeooo:paragraph-rsid="0062c0e3" style:font-size-asian="11pt" style:font-style-asian="normal" style:font-weight-asian="normal" style:font-size-complex="11pt" style:font-style-complex="normal" style:font-weight-complex="normal" loext:shadow="none"/>
    </style:style>
    <style:style style:name="P35" style:family="paragraph" style:parent-style-name="Standard">
      <style:paragraph-properties fo:text-align="justify" style:justify-single-word="false"/>
      <style:text-properties style:font-name="Source Code Pro" fo:font-size="11pt" fo:language="ro" fo:country="RO" fo:font-style="normal" officeooo:rsid="0010ff91" officeooo:paragraph-rsid="00147149" style:font-size-asian="11pt" style:font-style-asian="normal" style:font-size-complex="11pt" style:font-style-complex="normal" loext:shadow="none"/>
    </style:style>
    <style:style style:name="P36" style:family="paragraph" style:parent-style-name="Standard">
      <style:paragraph-properties fo:text-align="justify" style:justify-single-word="false"/>
      <style:text-properties style:font-name="Source Code Pro" fo:font-size="11pt" fo:language="ro" fo:country="RO" fo:font-style="normal" officeooo:rsid="0010ff91" officeooo:paragraph-rsid="007c2d8d" style:font-size-asian="11pt" style:font-style-asian="normal" style:font-size-complex="11pt" style:font-style-complex="normal" loext:shadow="none"/>
    </style:style>
    <style:style style:name="P37" style:family="paragraph" style:parent-style-name="Standard">
      <style:paragraph-properties fo:text-align="justify" style:justify-single-word="false"/>
      <style:text-properties style:font-name="Source Code Pro" fo:font-size="11pt" fo:language="ro" fo:country="RO" fo:font-style="normal" officeooo:rsid="0010ff91" officeooo:paragraph-rsid="007fc61d" style:font-size-asian="11pt" style:font-style-asian="normal" style:font-size-complex="11pt" style:font-style-complex="normal" loext:shadow="none"/>
    </style:style>
    <style:style style:name="P38" style:family="paragraph" style:parent-style-name="Standard">
      <style:paragraph-properties fo:text-align="start" style:justify-single-word="false"/>
      <style:text-properties style:font-name="Source Code Pro" fo:font-size="11pt" fo:language="ro" fo:country="RO" fo:font-style="italic" fo:font-weight="normal" officeooo:rsid="00147149" officeooo:paragraph-rsid="00515673" style:font-size-asian="11pt" style:font-style-asian="italic" style:font-weight-asian="normal" style:font-size-complex="11pt" style:font-style-complex="italic" style:font-weight-complex="normal" loext:shadow="none"/>
    </style:style>
    <style:style style:name="P39" style:family="paragraph" style:parent-style-name="Standard">
      <style:paragraph-properties fo:text-align="justify" style:justify-single-word="false"/>
      <style:text-properties style:font-name="Source Code Pro" fo:font-size="11pt" fo:language="ro" fo:country="RO" fo:font-style="italic" fo:font-weight="normal" officeooo:rsid="0065077a" officeooo:paragraph-rsid="0065077a" style:font-size-asian="11pt" style:font-style-asian="italic" style:font-weight-asian="normal" style:font-size-complex="11pt" style:font-style-complex="italic" style:font-weight-complex="normal" loext:shadow="none"/>
    </style:style>
    <style:style style:name="P40" style:family="paragraph" style:parent-style-name="Standard">
      <style:text-properties style:font-name="Source Code Pro" fo:font-size="12pt" fo:language="ro" fo:country="RO" fo:font-style="italic" fo:font-weight="bold" officeooo:rsid="002fbea2" officeooo:paragraph-rsid="0039e22d" style:font-size-asian="10.5pt" style:font-style-asian="italic" style:font-weight-asian="bold" style:font-size-complex="12pt" style:font-style-complex="italic" style:font-weight-complex="bold" loext:shadow="none"/>
    </style:style>
    <style:style style:name="P41" style:family="paragraph" style:parent-style-name="Standard">
      <style:text-properties style:font-name="Source Code Pro" fo:font-size="12pt" fo:language="ro" fo:country="RO" fo:font-style="italic" fo:font-weight="bold" officeooo:rsid="002fbea2" officeooo:paragraph-rsid="002fbea2" style:font-size-asian="10.5pt" style:font-style-asian="italic" style:font-weight-asian="bold" style:font-size-complex="12pt" style:font-style-complex="italic" style:font-weight-complex="bold" loext:shadow="none"/>
    </style:style>
    <style:style style:name="P42" style:family="paragraph" style:parent-style-name="Standard">
      <style:paragraph-properties fo:margin-top="0in" fo:margin-bottom="0.0402in" loext:contextual-spacing="false" style:writing-mode="page"/>
      <style:text-properties style:font-name="Lato Heavy" fo:font-size="14pt" fo:language="ro" fo:country="RO" fo:font-style="italic" officeooo:rsid="0010d0df" officeooo:paragraph-rsid="0010ff91" style:font-size-asian="14pt" style:font-style-asian="italic" style:font-size-complex="14pt" style:font-style-complex="italic" loext:shadow="none"/>
    </style:style>
    <style:style style:name="P43" style:family="paragraph" style:parent-style-name="Standard">
      <style:paragraph-properties fo:margin-top="0in" fo:margin-bottom="0.0402in" loext:contextual-spacing="false" style:writing-mode="page"/>
      <style:text-properties style:font-name="Times New Roman" fo:font-size="12pt" fo:language="ro" fo:country="RO" fo:font-style="normal" officeooo:rsid="0010ff91" officeooo:paragraph-rsid="0010ff91" style:font-size-asian="10.5pt" style:font-style-asian="normal" style:font-size-complex="12pt" style:font-style-complex="normal" loext:shadow="none"/>
    </style:style>
    <style:style style:name="P44" style:family="paragraph" style:parent-style-name="Standard">
      <style:paragraph-properties fo:margin-top="0in" fo:margin-bottom="0.0402in" loext:contextual-spacing="false" style:writing-mode="page"/>
      <style:text-properties style:font-name="Times New Roman" fo:font-size="12pt" fo:language="ro" fo:country="RO" fo:font-style="normal" officeooo:rsid="0010ff91" officeooo:paragraph-rsid="001e808a" style:font-size-asian="10.5pt" style:font-style-asian="normal" style:font-size-complex="12pt" style:font-style-complex="normal" loext:shadow="none"/>
    </style:style>
    <style:style style:name="P45" style:family="paragraph" style:parent-style-name="Standard">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6f9bc5" style:font-size-asian="12pt" style:font-style-asian="normal" style:font-weight-asian="normal" style:font-size-complex="12pt" style:font-style-complex="normal" style:font-weight-complex="normal" loext:shadow="none"/>
    </style:style>
    <style:style style:name="P46" style:family="paragraph" style:parent-style-name="Standard">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6fc36d" style:font-size-asian="12pt" style:font-style-asian="normal" style:font-weight-asian="normal" style:font-size-complex="12pt" style:font-style-complex="normal" style:font-weight-complex="normal" loext:shadow="none"/>
    </style:style>
    <style:style style:name="P47" style:family="paragraph" style:parent-style-name="Standard">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721250" style:font-size-asian="12pt" style:font-style-asian="normal" style:font-weight-asian="normal" style:font-size-complex="12pt" style:font-style-complex="normal" style:font-weight-complex="normal" loext:shadow="none"/>
    </style:style>
    <style:style style:name="P48" style:family="paragraph" style:parent-style-name="Standard">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75a3d6" style:font-size-asian="12pt" style:font-style-asian="normal" style:font-weight-asian="normal" style:font-size-complex="12pt" style:font-style-complex="normal" style:font-weight-complex="normal" loext:shadow="none"/>
    </style:style>
    <style:style style:name="P49" style:family="paragraph" style:parent-style-name="Standard">
      <style:paragraph-properties fo:margin-top="0in" fo:margin-bottom="0.0402in" loext:contextual-spacing="false" fo:text-align="justify" style:justify-single-word="false" style:writing-mode="page"/>
      <style:text-properties style:font-name="Source Code Pro" fo:font-size="11pt" fo:language="ro" fo:country="RO" fo:font-style="normal" fo:font-weight="normal" officeooo:rsid="00147149" officeooo:paragraph-rsid="006956f2" style:font-size-asian="11pt" style:font-style-asian="normal" style:font-weight-asian="normal" style:font-size-complex="11pt" style:font-style-complex="normal" style:font-weight-complex="normal" loext:shadow="none"/>
    </style:style>
    <style:style style:name="P50" style:family="paragraph" style:parent-style-name="Standard">
      <style:paragraph-properties fo:margin-top="0in" fo:margin-bottom="0.0402in" loext:contextual-spacing="false" fo:text-align="justify" style:justify-single-word="false" style:writing-mode="page"/>
      <style:text-properties style:font-name="Source Code Pro" fo:font-size="11pt" fo:language="ro" fo:country="RO" fo:font-style="normal" fo:font-weight="normal" officeooo:rsid="0065077a" officeooo:paragraph-rsid="006a6a3b" style:font-size-asian="11pt" style:font-style-asian="normal" style:font-weight-asian="normal" style:font-size-complex="11pt" style:font-style-complex="normal" style:font-weight-complex="normal" loext:shadow="none"/>
    </style:style>
    <style:style style:name="P51" style:family="paragraph" style:parent-style-name="Standard">
      <style:paragraph-properties fo:margin-top="0in" fo:margin-bottom="0.0402in" loext:contextual-spacing="false" fo:text-align="justify" style:justify-single-word="false" style:writing-mode="page"/>
      <style:text-properties style:font-name="Source Code Pro" fo:font-size="11pt" fo:language="ro" fo:country="RO" fo:font-style="normal" fo:font-weight="normal" officeooo:rsid="006d8c5a" officeooo:paragraph-rsid="006d8c5a" style:font-size-asian="11pt" style:font-style-asian="normal" style:font-weight-asian="normal" style:font-size-complex="11pt" style:font-style-complex="normal" style:font-weight-complex="normal" loext:shadow="none"/>
    </style:style>
    <style:style style:name="P52" style:family="paragraph" style:parent-style-name="Standard">
      <style:paragraph-properties fo:margin-top="0in" fo:margin-bottom="0.0402in" loext:contextual-spacing="false" fo:text-align="justify" style:justify-single-word="false" style:writing-mode="page"/>
      <style:text-properties style:font-name="Source Code Pro" fo:font-size="11pt" fo:language="ro" fo:country="RO" fo:font-style="normal" fo:font-weight="normal" officeooo:rsid="006d8c5a" officeooo:paragraph-rsid="006e3388" style:font-size-asian="11pt" style:font-style-asian="normal" style:font-weight-asian="normal" style:font-size-complex="11pt" style:font-style-complex="normal" style:font-weight-complex="normal" loext:shadow="none"/>
    </style:style>
    <style:style style:name="P53" style:family="paragraph" style:parent-style-name="Standard">
      <style:paragraph-properties fo:margin-top="0in" fo:margin-bottom="0in" loext:contextual-spacing="false" style:writing-mode="page"/>
      <style:text-properties style:font-name="Source Code Pro" fo:font-size="11pt" fo:language="ro" fo:country="RO" fo:font-style="normal" fo:font-weight="normal" officeooo:rsid="0025e802" officeooo:paragraph-rsid="00219c84" style:font-size-asian="11pt" style:font-style-asian="normal" style:font-weight-asian="normal" style:font-size-complex="11pt" style:font-style-complex="normal" style:font-weight-complex="normal" loext:shadow="none"/>
    </style:style>
    <style:style style:name="P54"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2300b6" officeooo:paragraph-rsid="0023faff" style:font-size-asian="11pt" style:font-style-asian="normal" style:font-weight-asian="normal" style:font-size-complex="11pt" style:font-style-complex="normal" style:font-weight-complex="normal" loext:shadow="none"/>
    </style:style>
    <style:style style:name="P55"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2300b6" officeooo:paragraph-rsid="00873ff6" style:font-size-asian="11pt" style:font-style-asian="normal" style:font-weight-asian="normal" style:font-size-complex="11pt" style:font-style-complex="normal" style:font-weight-complex="normal" loext:shadow="none"/>
    </style:style>
    <style:style style:name="P56"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147149" officeooo:paragraph-rsid="006956f2" style:font-size-asian="11pt" style:font-style-asian="normal" style:font-weight-asian="normal" style:font-size-complex="11pt" style:font-style-complex="normal" style:font-weight-complex="normal" loext:shadow="none"/>
    </style:style>
    <style:style style:name="P57"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44e6ef" style:font-size-asian="10.5pt" style:font-style-asian="normal" style:font-size-complex="12pt" style:font-style-complex="normal" loext:shadow="none"/>
    </style:style>
    <style:style style:name="P58"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2300b6" style:font-size-asian="10.5pt" style:font-style-asian="normal" style:font-size-complex="12pt" style:font-style-complex="normal" loext:shadow="none"/>
    </style:style>
    <style:style style:name="P59"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53b3b" style:font-size-asian="10.5pt" style:font-style-asian="normal" style:font-size-complex="12pt" style:font-style-complex="normal" loext:shadow="none"/>
    </style:style>
    <style:style style:name="P60"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8988d" style:font-size-asian="10.5pt" style:font-style-asian="normal" style:font-size-complex="12pt" style:font-style-complex="normal" loext:shadow="none"/>
    </style:style>
    <style:style style:name="P61"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a334e" style:font-size-asian="10.5pt" style:font-style-asian="normal" style:font-size-complex="12pt" style:font-style-complex="normal" loext:shadow="none"/>
    </style:style>
    <style:style style:name="P62"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afae9" style:font-size-asian="10.5pt" style:font-style-asian="normal" style:font-size-complex="12pt" style:font-style-complex="normal" loext:shadow="none"/>
    </style:style>
    <style:style style:name="P63"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c0927" style:font-size-asian="10.5pt" style:font-style-asian="normal" style:font-size-complex="12pt" style:font-style-complex="normal" loext:shadow="none"/>
    </style:style>
    <style:style style:name="P64"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8e0523" style:font-size-asian="10.5pt" style:font-style-asian="normal" style:font-size-complex="12pt" style:font-style-complex="normal" loext:shadow="none"/>
    </style:style>
    <style:style style:name="P65"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fo:font-weight="normal" officeooo:rsid="006f9bc5" officeooo:paragraph-rsid="00721250" style:font-size-asian="12pt" style:font-style-asian="normal" style:font-weight-asian="normal" style:font-size-complex="12pt" style:font-style-complex="normal" style:font-weight-complex="normal" loext:shadow="none"/>
    </style:style>
    <style:style style:name="P66"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fo:font-weight="normal" officeooo:rsid="006f9bc5" officeooo:paragraph-rsid="0075a3d6" style:font-size-asian="12pt" style:font-style-asian="normal" style:font-weight-asian="normal" style:font-size-complex="12pt" style:font-style-complex="normal" style:font-weight-complex="normal" loext:shadow="none"/>
    </style:style>
    <style:style style:name="P67" style:family="paragraph" style:parent-style-name="Standard">
      <style:paragraph-properties fo:margin-top="0in" fo:margin-bottom="0.0799in" loext:contextual-spacing="false" fo:text-align="start" style:justify-single-word="false" style:writing-mode="page"/>
      <style:text-properties style:font-name="Times New Roman" fo:language="ro" fo:country="RO" fo:font-style="italic" officeooo:rsid="000f1616" officeooo:paragraph-rsid="000f1616" style:font-style-asian="italic" style:font-style-complex="italic" loext:shadow="none"/>
    </style:style>
    <style:style style:name="P68" style:family="paragraph" style:parent-style-name="Standard">
      <style:paragraph-properties fo:margin-top="0in" fo:margin-bottom="0.0799in" loext:contextual-spacing="false" style:writing-mode="page"/>
      <style:text-properties style:font-name="Times New Roman" fo:font-size="12pt" fo:language="ro" fo:country="RO" fo:font-style="normal" officeooo:rsid="0010ff91" officeooo:paragraph-rsid="00147149" style:font-size-asian="10.5pt" style:font-style-asian="normal" style:font-size-complex="12pt" style:font-style-complex="normal" loext:shadow="none"/>
    </style:style>
    <style:style style:name="P69" style:family="paragraph" style:parent-style-name="Standard">
      <style:paragraph-properties fo:margin-top="0in" fo:margin-bottom="0.0799in" loext:contextual-spacing="false" style:writing-mode="page"/>
      <style:text-properties style:font-name="Source Code Pro" fo:font-size="11pt" fo:language="ro" fo:country="RO" fo:font-style="normal" fo:font-weight="normal" officeooo:rsid="0039e22d" officeooo:paragraph-rsid="0039e22d" style:font-size-asian="11pt" style:font-style-asian="normal" style:font-weight-asian="normal" style:font-size-complex="11pt" style:font-style-complex="normal" style:font-weight-complex="normal" loext:shadow="none"/>
    </style:style>
    <style:style style:name="P70" style:family="paragraph" style:parent-style-name="Standard">
      <style:paragraph-properties fo:margin-top="0in" fo:margin-bottom="0.0799in" loext:contextual-spacing="false" style:writing-mode="page"/>
      <style:text-properties style:font-name="Source Code Pro" fo:font-size="11pt" fo:language="ro" fo:country="RO" fo:font-style="normal" fo:font-weight="normal" officeooo:rsid="0018c747" officeooo:paragraph-rsid="002888e5" style:font-size-asian="11pt" style:font-style-asian="normal" style:font-weight-asian="normal" style:font-size-complex="11pt" style:font-style-complex="normal" style:font-weight-complex="normal" loext:shadow="none"/>
    </style:style>
    <style:style style:name="P71" style:family="paragraph" style:parent-style-name="Standard">
      <style:paragraph-properties fo:margin-top="0in" fo:margin-bottom="0.0799in" loext:contextual-spacing="false" style:writing-mode="page"/>
      <style:text-properties style:font-name="Source Code Pro" fo:font-size="11pt" fo:language="ro" fo:country="RO" fo:font-style="normal" officeooo:rsid="0010ff91" officeooo:paragraph-rsid="001a7f21" style:font-size-asian="11pt" style:font-style-asian="normal" style:font-size-complex="11pt" style:font-style-complex="normal" loext:shadow="none"/>
    </style:style>
    <style:style style:name="P72" style:family="paragraph" style:parent-style-name="Standard">
      <style:paragraph-properties fo:margin-top="0in" fo:margin-bottom="0.0799in" loext:contextual-spacing="false" style:writing-mode="page"/>
      <style:text-properties style:font-name="Source Code Pro" fo:font-size="12pt" fo:language="ro" fo:country="RO" fo:font-style="italic" fo:font-weight="bold" officeooo:rsid="002fbea2" officeooo:paragraph-rsid="00530a76" style:font-size-asian="10.5pt" style:font-style-asian="italic" style:font-weight-asian="bold" style:font-size-complex="12pt" style:font-style-complex="italic" style:font-weight-complex="bold" loext:shadow="none"/>
    </style:style>
    <style:style style:name="P73" style:family="paragraph" style:parent-style-name="Standard">
      <style:paragraph-properties fo:margin-top="0in" fo:margin-bottom="0.0799in" loext:contextual-spacing="false" fo:text-align="start" style:justify-single-word="false" style:writing-mode="page"/>
      <style:text-properties officeooo:paragraph-rsid="0079fad2"/>
    </style:style>
    <style:style style:name="P74" style:family="paragraph" style:parent-style-name="Standard">
      <style:paragraph-properties fo:margin-top="0in" fo:margin-bottom="0.0201in" loext:contextual-spacing="false" fo:text-align="start" style:justify-single-word="false" style:writing-mode="page"/>
      <style:text-properties style:font-name="Times New Roman" fo:font-size="12pt" fo:language="ro" fo:country="RO" fo:font-style="normal" officeooo:rsid="0010ff91" officeooo:paragraph-rsid="0010ff91" style:font-size-asian="10.5pt" style:font-style-asian="normal" style:font-size-complex="12pt" style:font-style-complex="normal" loext:shadow="none"/>
    </style:style>
    <style:style style:name="P75" style:family="paragraph" style:parent-style-name="Standard">
      <style:paragraph-properties style:writing-mode="page"/>
      <style:text-properties style:font-name="Source Code Pro" fo:font-size="12pt" fo:language="ro" fo:country="RO" fo:font-style="italic" fo:font-weight="bold" officeooo:rsid="002fbea2" officeooo:paragraph-rsid="00530a76" style:font-size-asian="10.5pt" style:font-style-asian="italic" style:font-weight-asian="bold" style:font-size-complex="12pt" style:font-style-complex="italic" style:font-weight-complex="bold" loext:shadow="none"/>
    </style:style>
    <style:style style:name="P76" style:family="paragraph" style:parent-style-name="Standard" style:list-style-name="L1">
      <style:paragraph-properties fo:text-align="start" style:justify-single-word="false"/>
      <style:text-properties style:font-name="Times New Roman" fo:font-size="12pt" fo:language="ro" fo:country="RO" fo:font-style="normal" officeooo:rsid="0010ff91" officeooo:paragraph-rsid="0010ff91" style:font-size-asian="10.5pt" style:font-style-asian="normal" style:font-size-complex="12pt" style:font-style-complex="normal" loext:shadow="none"/>
    </style:style>
    <style:style style:name="P77" style:family="paragraph" style:parent-style-name="Standard" style:list-style-name="L2">
      <style:paragraph-properties fo:text-align="justify" style:justify-single-word="false"/>
      <style:text-properties style:font-name="Times New Roman" fo:font-size="12pt" fo:language="ro" fo:country="RO" fo:font-style="normal" fo:font-weight="normal" officeooo:rsid="006a6a3b" officeooo:paragraph-rsid="006a6a3b" style:font-size-asian="12pt" style:font-style-asian="normal" style:font-weight-asian="normal" style:font-size-complex="12pt" style:font-style-complex="normal" style:font-weight-complex="normal" loext:shadow="none"/>
    </style:style>
    <style:style style:name="P78" style:family="paragraph" style:parent-style-name="Standard" style:list-style-name="L2">
      <style:paragraph-properties fo:text-align="justify" style:justify-single-word="false"/>
      <style:text-properties style:font-name="Times New Roman" fo:font-size="12pt" fo:language="ro" fo:country="RO" fo:font-style="normal" fo:font-weight="normal" officeooo:rsid="006d8c5a" officeooo:paragraph-rsid="006d8c5a" style:font-size-asian="10.5pt" style:font-style-asian="normal" style:font-weight-asian="normal" style:font-size-complex="12pt" style:font-style-complex="normal" style:font-weight-complex="normal" loext:shadow="none"/>
    </style:style>
    <style:style style:name="P79" style:family="paragraph" style:parent-style-name="Standard" style:list-style-name="L2">
      <style:paragraph-properties fo:text-align="justify" style:justify-single-word="false"/>
      <style:text-properties style:font-name="Times New Roman" fo:font-size="12pt" fo:language="ro" fo:country="RO" fo:font-style="normal" fo:font-weight="bold" officeooo:rsid="00b5956c" officeooo:paragraph-rsid="00b5956c" style:font-size-asian="10.5pt" style:font-style-asian="normal" style:font-weight-asian="bold" style:font-size-complex="12pt" style:font-style-complex="normal" style:font-weight-complex="bold" loext:shadow="none"/>
    </style:style>
    <style:style style:name="P80" style:family="paragraph" style:parent-style-name="Standard">
      <style:text-properties style:font-name="Times New Roman" fo:font-size="12pt" fo:language="ro" fo:country="RO" fo:font-style="italic" fo:font-weight="bold" officeooo:rsid="000dee8b" officeooo:paragraph-rsid="00a906b3" style:font-size-asian="10.5pt" style:font-style-asian="italic" style:font-weight-asian="bold" style:font-size-complex="12pt" style:font-style-complex="italic" style:font-weight-complex="bold" loext:shadow="none"/>
    </style:style>
    <style:style style:name="P81" style:family="paragraph" style:parent-style-name="Standard" style:list-style-name="L2">
      <style:paragraph-properties fo:text-align="justify" style:justify-single-word="false"/>
      <style:text-properties style:font-name="Times New Roman" fo:font-size="11pt" fo:language="ro" fo:country="RO" fo:font-style="normal" fo:font-weight="normal" officeooo:rsid="006a6a3b" officeooo:paragraph-rsid="006c990e" style:font-size-asian="11pt" style:font-style-asian="normal" style:font-weight-asian="normal" style:font-size-complex="11pt" style:font-style-complex="normal" style:font-weight-complex="normal" loext:shadow="none"/>
    </style:style>
    <style:style style:name="P82" style:family="paragraph" style:parent-style-name="Standard" style:list-style-name="L2">
      <style:paragraph-properties fo:text-align="justify" style:justify-single-word="false"/>
      <style:text-properties style:font-name="Times New Roman" fo:font-size="11pt" fo:language="ro" fo:country="RO" fo:font-style="normal" fo:font-weight="bold" officeooo:rsid="006bc47f" officeooo:paragraph-rsid="006d8c5a" style:font-size-asian="11pt" style:font-style-asian="normal" style:font-weight-asian="bold" style:font-size-complex="11pt" style:font-style-complex="normal" style:font-weight-complex="bold" loext:shadow="none"/>
    </style:style>
    <style:style style:name="P83" style:family="paragraph" style:parent-style-name="Standard">
      <style:paragraph-properties fo:text-align="justify" style:justify-single-word="false"/>
      <style:text-properties style:font-name="Source Code Pro" fo:font-size="11pt" fo:language="ro" fo:country="RO" fo:font-style="normal" fo:font-weight="normal" officeooo:rsid="0017ad10" officeooo:paragraph-rsid="00804bd3" style:font-size-asian="11pt" style:font-style-asian="normal" style:font-weight-asian="normal" style:font-size-complex="11pt" style:font-style-complex="normal" style:font-weight-complex="normal" loext:shadow="none"/>
    </style:style>
    <style:style style:name="P84" style:family="paragraph" style:parent-style-name="Standard">
      <style:paragraph-properties fo:text-align="justify" style:justify-single-word="false"/>
      <style:text-properties style:font-name="Source Code Pro" fo:font-size="11pt" fo:language="ro" fo:country="RO" fo:font-style="normal" fo:font-weight="normal" officeooo:rsid="002fbea2" officeooo:paragraph-rsid="00a1a855" style:font-size-asian="11pt" style:font-style-asian="normal" style:font-weight-asian="normal" style:font-size-complex="11pt" style:font-style-complex="normal" style:font-weight-complex="normal" loext:shadow="none"/>
    </style:style>
    <style:style style:name="P85" style:family="paragraph" style:parent-style-name="Standard">
      <style:paragraph-properties fo:text-align="justify" style:justify-single-word="false"/>
      <style:text-properties style:font-name="Source Code Pro" fo:font-size="11pt" fo:language="ro" fo:country="RO" fo:font-style="normal" fo:font-weight="normal" officeooo:rsid="002fbea2" officeooo:paragraph-rsid="00a906b3" style:font-size-asian="11pt" style:font-style-asian="normal" style:font-weight-asian="normal" style:font-size-complex="11pt" style:font-style-complex="normal" style:font-weight-complex="normal" loext:shadow="none"/>
    </style:style>
    <style:style style:name="P86" style:family="paragraph" style:parent-style-name="Standard">
      <style:paragraph-properties fo:text-align="justify" style:justify-single-word="false"/>
      <style:text-properties style:font-name="Source Code Pro" fo:font-size="11pt" fo:language="ro" fo:country="RO" fo:font-style="normal" fo:font-weight="normal" officeooo:rsid="0095693c" officeooo:paragraph-rsid="0095693c" style:font-size-asian="11pt" style:font-style-asian="normal" style:font-weight-asian="normal" style:font-size-complex="11pt" style:font-style-complex="normal" style:font-weight-complex="normal" loext:shadow="none"/>
    </style:style>
    <style:style style:name="P87" style:family="paragraph" style:parent-style-name="Standard">
      <style:paragraph-properties fo:text-align="justify" style:justify-single-word="false"/>
      <style:text-properties style:font-name="Source Code Pro" fo:font-size="11pt" fo:language="ro" fo:country="RO" fo:font-style="normal" fo:font-weight="normal" officeooo:rsid="0095693c" officeooo:paragraph-rsid="00a906b3" style:font-size-asian="11pt" style:font-style-asian="normal" style:font-weight-asian="normal" style:font-size-complex="11pt" style:font-style-complex="normal" style:font-weight-complex="normal" loext:shadow="none"/>
    </style:style>
    <style:style style:name="P88" style:family="paragraph" style:parent-style-name="Standard">
      <style:text-properties style:font-name="Source Code Pro" fo:font-size="11pt" fo:language="ro" fo:country="RO" fo:font-style="normal" fo:font-weight="normal" officeooo:rsid="0095693c" officeooo:paragraph-rsid="00a9d08d" style:font-size-asian="11pt" style:font-style-asian="normal" style:font-weight-asian="normal" style:font-size-complex="11pt" style:font-style-complex="normal" style:font-weight-complex="normal" loext:shadow="none"/>
    </style:style>
    <style:style style:name="P89"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9ffa34" style:font-size-asian="11pt" style:font-style-asian="normal" style:font-weight-asian="normal" style:font-size-complex="11pt" style:font-style-complex="normal" style:font-weight-complex="normal" loext:shadow="none"/>
    </style:style>
    <style:style style:name="P90"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a70ac3" style:font-size-asian="11pt" style:font-style-asian="normal" style:font-weight-asian="normal" style:font-size-complex="11pt" style:font-style-complex="normal" style:font-weight-complex="normal" loext:shadow="none"/>
    </style:style>
    <style:style style:name="P91"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a906b3" style:font-size-asian="11pt" style:font-style-asian="normal" style:font-weight-asian="normal" style:font-size-complex="11pt" style:font-style-complex="normal" style:font-weight-complex="normal" loext:shadow="none"/>
    </style:style>
    <style:style style:name="P92"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aa4f42" style:font-size-asian="11pt" style:font-style-asian="normal" style:font-weight-asian="normal" style:font-size-complex="11pt" style:font-style-complex="normal" style:font-weight-complex="normal" loext:shadow="none"/>
    </style:style>
    <style:style style:name="P93"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ab1f67" style:font-size-asian="11pt" style:font-style-asian="normal" style:font-weight-asian="normal" style:font-size-complex="11pt" style:font-style-complex="normal" style:font-weight-complex="normal" loext:shadow="none"/>
    </style:style>
    <style:style style:name="P94"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606b86" style:font-size-asian="11pt" style:font-style-asian="normal" style:font-weight-asian="normal" style:font-size-complex="11pt" style:font-style-complex="normal" style:font-weight-complex="normal" loext:shadow="none"/>
    </style:style>
    <style:style style:name="P95"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626e97" style:font-size-asian="11pt" style:font-style-asian="normal" style:font-weight-asian="normal" style:font-size-complex="11pt" style:font-style-complex="normal" style:font-weight-complex="normal" loext:shadow="none"/>
    </style:style>
    <style:style style:name="P96"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adaab9" style:font-size-asian="11pt" style:font-style-asian="normal" style:font-weight-asian="normal" style:font-size-complex="11pt" style:font-style-complex="normal" style:font-weight-complex="normal" loext:shadow="none"/>
    </style:style>
    <style:style style:name="P97" style:family="paragraph" style:parent-style-name="Standard">
      <style:paragraph-properties fo:text-align="justify" style:justify-single-word="false"/>
      <style:text-properties style:font-name="Source Code Pro" fo:font-size="11pt" fo:language="ro" fo:country="RO" fo:font-style="normal" fo:font-weight="normal" officeooo:rsid="00147149" officeooo:paragraph-rsid="00b17dce" style:font-size-asian="11pt" style:font-style-asian="normal" style:font-weight-asian="normal" style:font-size-complex="11pt" style:font-style-complex="normal" style:font-weight-complex="normal" loext:shadow="none"/>
    </style:style>
    <style:style style:name="P98" style:family="paragraph" style:parent-style-name="Standard">
      <style:paragraph-properties fo:text-align="justify" style:justify-single-word="false"/>
      <style:text-properties style:font-name="Source Code Pro" fo:font-size="11pt" fo:language="ro" fo:country="RO" fo:font-style="italic" fo:font-weight="normal" officeooo:rsid="00147149" officeooo:paragraph-rsid="00a70ac3" style:font-size-asian="11pt" style:font-style-asian="italic" style:font-weight-asian="normal" style:font-size-complex="11pt" style:font-style-complex="italic" style:font-weight-complex="normal" loext:shadow="none"/>
    </style:style>
    <style:style style:name="P99" style:family="paragraph" style:parent-style-name="Standard">
      <style:paragraph-properties fo:text-align="justify" style:justify-single-word="false"/>
      <style:text-properties style:font-name="Source Code Pro" fo:font-size="11pt" fo:language="ro" fo:country="RO" fo:font-style="italic" fo:font-weight="normal" officeooo:rsid="00147149" officeooo:paragraph-rsid="00b17dce" style:font-size-asian="11pt" style:font-style-asian="italic" style:font-weight-asian="normal" style:font-size-complex="11pt" style:font-style-complex="italic" style:font-weight-complex="normal" loext:shadow="none"/>
    </style:style>
    <style:style style:name="P100"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853b3b" officeooo:paragraph-rsid="00853b3b" style:font-size-asian="11pt" style:font-style-asian="normal" style:font-weight-asian="normal" style:font-size-complex="11pt" style:font-style-complex="normal" style:font-weight-complex="normal" loext:shadow="none"/>
    </style:style>
    <style:style style:name="P101"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873ff6" officeooo:paragraph-rsid="00873ff6" style:font-size-asian="11pt" style:font-style-asian="normal" style:font-weight-asian="normal" style:font-size-complex="11pt" style:font-style-complex="normal" style:font-weight-complex="normal" loext:shadow="none"/>
    </style:style>
    <style:style style:name="P102" style:family="paragraph" style:parent-style-name="Standard">
      <style:paragraph-properties fo:margin-top="0in" fo:margin-bottom="0in" loext:contextual-spacing="false" fo:text-align="justify" style:justify-single-word="false" style:writing-mode="page"/>
      <style:text-properties style:font-name="Source Code Pro" fo:font-size="11pt" fo:language="ro" fo:country="RO" fo:font-style="normal" fo:font-weight="normal" officeooo:rsid="008e0523" officeooo:paragraph-rsid="008e0523" style:font-size-asian="11pt" style:font-style-asian="normal" style:font-weight-asian="normal" style:font-size-complex="11pt" style:font-style-complex="normal" style:font-weight-complex="normal" loext:shadow="none"/>
    </style:style>
    <style:style style:name="P103" style:family="paragraph" style:parent-style-name="Standard">
      <style:paragraph-properties fo:margin-top="0in" fo:margin-bottom="0in" loext:contextual-spacing="false" fo:text-align="justify" style:justify-single-word="false" style:writing-mode="page"/>
      <style:text-properties style:font-name="Times New Roman" fo:font-size="12pt" fo:language="ro" fo:country="RO" fo:font-style="normal" officeooo:rsid="0010ff91" officeooo:paragraph-rsid="009e62d6" style:font-size-asian="10.5pt" style:font-style-asian="normal" style:font-size-complex="12pt" style:font-style-complex="normal" loext:shadow="none"/>
    </style:style>
    <style:style style:name="P104" style:family="paragraph" style:parent-style-name="Standard" style:list-style-name="L3">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e7a05" officeooo:paragraph-rsid="006e7a05" style:font-size-asian="12pt" style:font-style-asian="normal" style:font-weight-asian="normal" style:font-size-complex="12pt" style:font-style-complex="normal" style:font-weight-complex="normal" loext:shadow="none"/>
    </style:style>
    <style:style style:name="P105" style:family="paragraph" style:parent-style-name="Standard" style:list-style-name="L3">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6f9bc5" style:font-size-asian="12pt" style:font-style-asian="normal" style:font-weight-asian="normal" style:font-size-complex="12pt" style:font-style-complex="normal" style:font-weight-complex="normal" loext:shadow="none"/>
    </style:style>
    <style:style style:name="P106" style:family="paragraph" style:parent-style-name="Standard" style:list-style-name="L4">
      <style:paragraph-properties fo:margin-top="0in" fo:margin-bottom="0.0402in" loext:contextual-spacing="false" fo:text-align="justify" style:justify-single-word="false" style:writing-mode="page"/>
      <style:text-properties style:font-name="Times New Roman" fo:font-size="12pt" fo:language="ro" fo:country="RO" fo:font-style="normal" fo:font-weight="normal" officeooo:rsid="006f9bc5" officeooo:paragraph-rsid="006f9bc5" style:font-size-asian="12pt" style:font-style-asian="normal" style:font-weight-asian="normal" style:font-size-complex="12pt" style:font-style-complex="normal" style:font-weight-complex="normal" loext:shadow="none"/>
    </style:style>
    <style:style style:name="T1" style:family="text">
      <style:text-properties officeooo:rsid="000f1616"/>
    </style:style>
    <style:style style:name="T2" style:family="text">
      <style:text-properties fo:font-weight="bold" style:font-weight-asian="bold" style:font-weight-complex="bold"/>
    </style:style>
    <style:style style:name="T3" style:family="text">
      <style:text-properties fo:font-weight="bold" officeooo:rsid="00122b72" style:font-weight-asian="bold" style:font-weight-complex="bold"/>
    </style:style>
    <style:style style:name="T4" style:family="text">
      <style:text-properties fo:font-weight="bold" officeooo:rsid="002789e2" style:font-weight-asian="bold" style:font-weight-complex="bold"/>
    </style:style>
    <style:style style:name="T5" style:family="text">
      <style:text-properties fo:font-weight="bold" officeooo:rsid="00606b8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2b72" style:font-weight-asian="normal" style:font-weight-complex="normal"/>
    </style:style>
    <style:style style:name="T8" style:family="text">
      <style:text-properties fo:font-weight="normal" officeooo:rsid="0013677c" style:font-weight-asian="normal" style:font-weight-complex="normal"/>
    </style:style>
    <style:style style:name="T9" style:family="text">
      <style:text-properties fo:font-weight="normal" officeooo:rsid="00147149" style:font-weight-asian="normal" style:font-weight-complex="normal"/>
    </style:style>
    <style:style style:name="T10" style:family="text">
      <style:text-properties fo:font-weight="normal" officeooo:rsid="0017ad10" style:font-weight-asian="normal" style:font-weight-complex="normal"/>
    </style:style>
    <style:style style:name="T11" style:family="text">
      <style:text-properties fo:font-weight="normal" officeooo:rsid="001c4c55" style:font-weight-asian="normal" style:font-weight-complex="normal"/>
    </style:style>
    <style:style style:name="T12" style:family="text">
      <style:text-properties fo:font-weight="normal" officeooo:rsid="001e808a" style:font-weight-asian="normal" style:font-weight-complex="normal"/>
    </style:style>
    <style:style style:name="T13" style:family="text">
      <style:text-properties fo:font-weight="normal" officeooo:rsid="002888e5" style:font-weight-asian="normal" style:font-weight-complex="normal"/>
    </style:style>
    <style:style style:name="T14" style:family="text">
      <style:text-properties fo:font-weight="normal" officeooo:rsid="00298135" style:font-weight-asian="normal" style:font-weight-complex="normal"/>
    </style:style>
    <style:style style:name="T15" style:family="text">
      <style:text-properties fo:font-weight="normal" officeooo:rsid="0044e6ef" style:font-weight-asian="normal" style:font-weight-complex="normal"/>
    </style:style>
    <style:style style:name="T16" style:family="text">
      <style:text-properties fo:font-weight="normal" officeooo:rsid="007c2d8d" style:font-weight-asian="normal" style:font-weight-complex="normal"/>
    </style:style>
    <style:style style:name="T17" style:family="text">
      <style:text-properties fo:font-weight="normal" officeooo:rsid="007dd798" style:font-weight-asian="normal" style:font-weight-complex="normal"/>
    </style:style>
    <style:style style:name="T18" style:family="text">
      <style:text-properties fo:font-weight="normal" officeooo:rsid="007fc61d" style:font-weight-asian="normal" style:font-weight-complex="normal"/>
    </style:style>
    <style:style style:name="T19" style:family="text">
      <style:text-properties fo:font-weight="normal" officeooo:rsid="0083ce53" style:font-weight-asian="normal" style:font-weight-complex="normal"/>
    </style:style>
    <style:style style:name="T20" style:family="text">
      <style:text-properties fo:font-weight="normal" officeooo:rsid="00b7779a" style:font-weight-asian="normal" style:font-weight-complex="normal"/>
    </style:style>
    <style:style style:name="T21" style:family="text">
      <style:text-properties fo:font-weight="normal" officeooo:rsid="00b8b70e" style:font-weight-asian="normal" style:font-weight-complex="normal"/>
    </style:style>
    <style:style style:name="T22" style:family="text">
      <style:text-properties officeooo:rsid="0010d0df"/>
    </style:style>
    <style:style style:name="T23" style:family="text">
      <style:text-properties officeooo:rsid="0010ff91"/>
    </style:style>
    <style:style style:name="T24" style:family="text">
      <style:text-properties fo:font-style="italic" fo:font-weight="normal" officeooo:rsid="0013677c" style:font-style-asian="italic" style:font-weight-asian="normal" style:font-style-complex="italic" style:font-weight-complex="normal"/>
    </style:style>
    <style:style style:name="T25" style:family="text">
      <style:text-properties fo:font-style="italic" fo:font-weight="normal" officeooo:rsid="00147149" style:font-style-asian="italic" style:font-weight-asian="normal" style:font-style-complex="italic" style:font-weight-complex="normal"/>
    </style:style>
    <style:style style:name="T26" style:family="text">
      <style:text-properties fo:font-style="italic" fo:font-weight="normal" officeooo:rsid="0017ad10" style:font-style-asian="italic" style:font-weight-asian="normal" style:font-style-complex="italic" style:font-weight-complex="normal"/>
    </style:style>
    <style:style style:name="T27" style:family="text">
      <style:text-properties fo:font-style="italic" fo:font-weight="normal" officeooo:rsid="001c4c55" style:font-style-asian="italic" style:font-weight-asian="normal" style:font-style-complex="italic" style:font-weight-complex="normal"/>
    </style:style>
    <style:style style:name="T28" style:family="text">
      <style:text-properties fo:font-style="italic" fo:font-weight="bold" officeooo:rsid="0017ad10" style:font-style-asian="italic" style:font-weight-asian="bold" style:font-style-complex="italic" style:font-weight-complex="bold"/>
    </style:style>
    <style:style style:name="T29" style:family="text">
      <style:text-properties fo:font-style="italic" fo:font-weight="bold" officeooo:rsid="001e808a" style:font-style-asian="italic" style:font-weight-asian="bold" style:font-style-complex="italic" style:font-weight-complex="bold"/>
    </style:style>
    <style:style style:name="T30" style:family="text">
      <style:text-properties fo:font-style="italic" fo:font-weight="bold" officeooo:rsid="00606b86"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122b72" style:font-style-asian="italic" style:font-style-complex="italic"/>
    </style:style>
    <style:style style:name="T33" style:family="text">
      <style:text-properties fo:font-style="italic" officeooo:rsid="00315e00" style:font-style-asian="italic" style:font-style-complex="italic"/>
    </style:style>
    <style:style style:name="T34" style:family="text">
      <style:text-properties fo:font-style="italic" officeooo:rsid="002fbea2" style:font-style-asian="italic" style:font-style-complex="italic"/>
    </style:style>
    <style:style style:name="T35" style:family="text">
      <style:text-properties fo:font-style="italic" officeooo:rsid="00373474" style:font-style-asian="italic" style:font-style-complex="italic"/>
    </style:style>
    <style:style style:name="T36" style:family="text">
      <style:text-properties fo:font-style="italic" officeooo:rsid="0038ee8d" style:font-style-asian="italic" style:font-style-complex="italic"/>
    </style:style>
    <style:style style:name="T37" style:family="text">
      <style:text-properties fo:font-style="italic" officeooo:rsid="003e7fe8" style:font-style-asian="italic" style:font-style-complex="italic"/>
    </style:style>
    <style:style style:name="T38" style:family="text">
      <style:text-properties fo:font-style="italic" officeooo:rsid="004b3170" style:font-style-asian="italic" style:font-style-complex="italic"/>
    </style:style>
    <style:style style:name="T39" style:family="text">
      <style:text-properties fo:font-style="italic" officeooo:rsid="005cd2da" style:font-style-asian="italic" style:font-style-complex="italic"/>
    </style:style>
    <style:style style:name="T40" style:family="text">
      <style:text-properties fo:font-style="italic" officeooo:rsid="005f7719" style:font-style-asian="italic" style:font-style-complex="italic"/>
    </style:style>
    <style:style style:name="T41" style:family="text">
      <style:text-properties fo:font-style="italic" officeooo:rsid="00606b86" style:font-style-asian="italic" style:font-style-complex="italic"/>
    </style:style>
    <style:style style:name="T42" style:family="text">
      <style:text-properties fo:font-style="italic" officeooo:rsid="003dc1e5" style:font-style-asian="italic" style:font-style-complex="italic"/>
    </style:style>
    <style:style style:name="T43" style:family="text">
      <style:text-properties fo:font-style="italic" officeooo:rsid="00a3c98e" style:font-style-asian="italic" style:font-style-complex="italic"/>
    </style:style>
    <style:style style:name="T44" style:family="text">
      <style:text-properties fo:font-style="italic" officeooo:rsid="00a906b3" style:font-style-asian="italic" style:font-style-complex="italic"/>
    </style:style>
    <style:style style:name="T45" style:family="text">
      <style:text-properties fo:font-style="italic" officeooo:rsid="00ab1f67" style:font-style-asian="italic" style:font-style-complex="italic"/>
    </style:style>
    <style:style style:name="T46" style:family="text">
      <style:text-properties fo:font-style="italic" officeooo:rsid="0060808b" style:font-style-asian="italic" style:font-style-complex="italic"/>
    </style:style>
    <style:style style:name="T47" style:family="text">
      <style:text-properties style:font-name="Source Code Pro" fo:font-size="11pt" fo:font-weight="normal" officeooo:rsid="00147149" style:font-size-asian="11pt" style:font-weight-asian="normal" style:font-size-complex="11pt" style:font-weight-complex="normal"/>
    </style:style>
    <style:style style:name="T48" style:family="text">
      <style:text-properties style:font-name="Source Code Pro" fo:font-size="11pt" fo:font-weight="normal" officeooo:rsid="0017ad10" style:font-size-asian="11pt" style:font-weight-asian="normal" style:font-size-complex="11pt" style:font-weight-complex="normal"/>
    </style:style>
    <style:style style:name="T49" style:family="text">
      <style:text-properties style:font-name="Source Code Pro" fo:font-size="11pt" fo:font-weight="normal" officeooo:rsid="001e808a" style:font-size-asian="11pt" style:font-weight-asian="normal" style:font-size-complex="11pt" style:font-weight-complex="normal"/>
    </style:style>
    <style:style style:name="T50" style:family="text">
      <style:text-properties style:font-name="Source Code Pro" fo:font-size="11pt" fo:font-weight="normal" officeooo:rsid="00215f4d" style:font-size-asian="11pt" style:font-weight-asian="normal" style:font-size-complex="11pt" style:font-weight-complex="normal"/>
    </style:style>
    <style:style style:name="T51" style:family="text">
      <style:text-properties style:font-name="Source Code Pro" fo:font-size="11pt" fo:font-weight="normal" officeooo:rsid="00219c84" style:font-size-asian="11pt" style:font-weight-asian="normal" style:font-size-complex="11pt" style:font-weight-complex="normal"/>
    </style:style>
    <style:style style:name="T52" style:family="text">
      <style:text-properties style:font-name="Source Code Pro" fo:font-size="11pt" fo:font-weight="normal" officeooo:rsid="002300b6" style:font-size-asian="11pt" style:font-weight-asian="normal" style:font-size-complex="11pt" style:font-weight-complex="normal"/>
    </style:style>
    <style:style style:name="T53" style:family="text">
      <style:text-properties style:font-name="Source Code Pro" fo:font-size="11pt" fo:font-weight="normal" officeooo:rsid="0023faff" style:font-size-asian="11pt" style:font-weight-asian="normal" style:font-size-complex="11pt" style:font-weight-complex="normal"/>
    </style:style>
    <style:style style:name="T54" style:family="text">
      <style:text-properties style:font-name="Source Code Pro" fo:font-size="11pt" fo:font-weight="normal" officeooo:rsid="0025e802" style:font-size-asian="11pt" style:font-weight-asian="normal" style:font-size-complex="11pt" style:font-weight-complex="normal"/>
    </style:style>
    <style:style style:name="T55" style:family="text">
      <style:text-properties style:font-name="Source Code Pro" fo:font-size="11pt" fo:font-weight="normal" officeooo:rsid="002a7cd4" style:font-size-asian="11pt" style:font-weight-asian="normal" style:font-size-complex="11pt" style:font-weight-complex="normal"/>
    </style:style>
    <style:style style:name="T56" style:family="text">
      <style:text-properties style:font-name="Source Code Pro" fo:font-size="11pt" fo:font-weight="normal" officeooo:rsid="002bbffc" style:font-size-asian="11pt" style:font-weight-asian="normal" style:font-size-complex="11pt" style:font-weight-complex="normal"/>
    </style:style>
    <style:style style:name="T57" style:family="text">
      <style:text-properties style:font-name="Source Code Pro" fo:font-size="11pt" fo:font-weight="normal" officeooo:rsid="002da108" style:font-size-asian="11pt" style:font-weight-asian="normal" style:font-size-complex="11pt" style:font-weight-complex="normal"/>
    </style:style>
    <style:style style:name="T58" style:family="text">
      <style:text-properties style:font-name="Source Code Pro" fo:font-size="11pt" fo:font-weight="normal" officeooo:rsid="002dfa17" style:font-size-asian="11pt" style:font-weight-asian="normal" style:font-size-complex="11pt" style:font-weight-complex="normal"/>
    </style:style>
    <style:style style:name="T59" style:family="text">
      <style:text-properties style:font-name="Source Code Pro" fo:font-size="11pt" fo:font-weight="normal" officeooo:rsid="003d1e41" style:font-size-asian="11pt" style:font-weight-asian="normal" style:font-size-complex="11pt" style:font-weight-complex="normal"/>
    </style:style>
    <style:style style:name="T60" style:family="text">
      <style:text-properties style:font-name="Source Code Pro" fo:font-size="11pt" fo:font-weight="normal" officeooo:rsid="0044e6ef" style:font-size-asian="11pt" style:font-weight-asian="normal" style:font-size-complex="11pt" style:font-weight-complex="normal"/>
    </style:style>
    <style:style style:name="T61" style:family="text">
      <style:text-properties style:font-name="Source Code Pro" fo:font-size="11pt" fo:font-weight="normal" officeooo:rsid="004828a2" style:font-size-asian="11pt" style:font-weight-asian="normal" style:font-size-complex="11pt" style:font-weight-complex="normal"/>
    </style:style>
    <style:style style:name="T62" style:family="text">
      <style:text-properties style:font-name="Source Code Pro" fo:font-size="11pt" fo:font-weight="normal" officeooo:rsid="00853b3b" style:font-size-asian="11pt" style:font-weight-asian="normal" style:font-size-complex="11pt" style:font-weight-complex="normal"/>
    </style:style>
    <style:style style:name="T63" style:family="text">
      <style:text-properties style:font-name="Source Code Pro" fo:font-size="11pt" fo:font-weight="normal" officeooo:rsid="0085b6a4" style:font-size-asian="11pt" style:font-weight-asian="normal" style:font-size-complex="11pt" style:font-weight-complex="normal"/>
    </style:style>
    <style:style style:name="T64" style:family="text">
      <style:text-properties style:font-name="Source Code Pro" fo:font-size="11pt" fo:font-weight="normal" officeooo:rsid="0088988d" style:font-size-asian="11pt" style:font-weight-asian="normal" style:font-size-complex="11pt" style:font-weight-complex="normal"/>
    </style:style>
    <style:style style:name="T65" style:family="text">
      <style:text-properties style:font-name="Source Code Pro" fo:font-size="11pt" fo:font-weight="normal" officeooo:rsid="008a334e" style:font-size-asian="11pt" style:font-weight-asian="normal" style:font-size-complex="11pt" style:font-weight-complex="normal"/>
    </style:style>
    <style:style style:name="T66" style:family="text">
      <style:text-properties style:font-name="Source Code Pro" fo:font-size="11pt" fo:font-weight="normal" officeooo:rsid="008afae9" style:font-size-asian="11pt" style:font-weight-asian="normal" style:font-size-complex="11pt" style:font-weight-complex="normal"/>
    </style:style>
    <style:style style:name="T67" style:family="text">
      <style:text-properties style:font-name="Source Code Pro" fo:font-size="11pt" fo:font-weight="normal" officeooo:rsid="008b0d52" style:font-size-asian="11pt" style:font-weight-asian="normal" style:font-size-complex="11pt" style:font-weight-complex="normal"/>
    </style:style>
    <style:style style:name="T68" style:family="text">
      <style:text-properties style:font-name="Source Code Pro" fo:font-size="11pt" fo:font-weight="normal" officeooo:rsid="008c0927" style:font-size-asian="11pt" style:font-weight-asian="normal" style:font-size-complex="11pt" style:font-weight-complex="normal"/>
    </style:style>
    <style:style style:name="T69" style:family="text">
      <style:text-properties style:font-name="Source Code Pro" fo:font-size="11pt" fo:font-weight="normal" officeooo:rsid="008e0523" style:font-size-asian="11pt" style:font-weight-asian="normal" style:font-size-complex="11pt" style:font-weight-complex="normal"/>
    </style:style>
    <style:style style:name="T70" style:family="text">
      <style:text-properties style:font-name="Source Code Pro" fo:font-size="11pt" fo:font-weight="normal" officeooo:rsid="009e62d6" style:font-size-asian="11pt" style:font-weight-asian="normal" style:font-size-complex="11pt" style:font-weight-complex="normal"/>
    </style:style>
    <style:style style:name="T71" style:family="text">
      <style:text-properties style:font-name="Source Code Pro" fo:font-size="11pt" fo:font-weight="normal" officeooo:rsid="00ac24a1" style:font-size-asian="11pt" style:font-weight-asian="normal" style:font-size-complex="11pt" style:font-weight-complex="normal"/>
    </style:style>
    <style:style style:name="T72" style:family="text">
      <style:text-properties style:font-name="Source Code Pro" fo:font-size="11pt" fo:font-style="italic" fo:font-weight="normal" officeooo:rsid="0017ad10" style:font-size-asian="11pt" style:font-style-asian="italic" style:font-weight-asian="normal" style:font-size-complex="11pt" style:font-style-complex="italic" style:font-weight-complex="normal"/>
    </style:style>
    <style:style style:name="T73" style:family="text">
      <style:text-properties style:font-name="Source Code Pro" fo:font-size="11pt" fo:font-style="italic" fo:font-weight="normal" officeooo:rsid="0025e802" style:font-size-asian="11pt" style:font-style-asian="italic" style:font-weight-asian="normal" style:font-size-complex="11pt" style:font-style-complex="italic" style:font-weight-complex="normal"/>
    </style:style>
    <style:style style:name="T74" style:family="text">
      <style:text-properties style:font-name="Source Code Pro" fo:font-size="11pt" fo:font-style="italic" fo:font-weight="normal" officeooo:rsid="0023faff" style:font-size-asian="11pt" style:font-style-asian="italic" style:font-weight-asian="normal" style:font-size-complex="11pt" style:font-style-complex="italic" style:font-weight-complex="normal"/>
    </style:style>
    <style:style style:name="T75" style:family="text">
      <style:text-properties style:font-name="Source Code Pro" fo:font-size="11pt" fo:font-style="italic" fo:font-weight="normal" officeooo:rsid="002300b6" style:font-size-asian="11pt" style:font-style-asian="italic" style:font-weight-asian="normal" style:font-size-complex="11pt" style:font-style-complex="italic" style:font-weight-complex="normal"/>
    </style:style>
    <style:style style:name="T76" style:family="text">
      <style:text-properties style:font-name="Source Code Pro" fo:font-size="11pt" fo:font-style="italic" fo:font-weight="normal" officeooo:rsid="00219c84" style:font-size-asian="11pt" style:font-style-asian="italic" style:font-weight-asian="normal" style:font-size-complex="11pt" style:font-style-complex="italic" style:font-weight-complex="normal"/>
    </style:style>
    <style:style style:name="T77" style:family="text">
      <style:text-properties style:font-name="Source Code Pro" fo:font-size="11pt" fo:font-style="italic" fo:font-weight="normal" officeooo:rsid="00853b3b" style:font-size-asian="11pt" style:font-style-asian="italic" style:font-weight-asian="normal" style:font-size-complex="11pt" style:font-style-complex="italic" style:font-weight-complex="normal"/>
    </style:style>
    <style:style style:name="T78" style:family="text">
      <style:text-properties style:font-name="Source Code Pro" fo:font-size="11pt" fo:font-style="italic" fo:font-weight="normal" officeooo:rsid="002f59bd" style:font-size-asian="11pt" style:font-style-asian="italic" style:font-weight-asian="normal" style:font-size-complex="11pt" style:font-style-complex="italic" style:font-weight-complex="normal"/>
    </style:style>
    <style:style style:name="T79" style:family="text">
      <style:text-properties style:font-name="Source Code Pro" fo:font-size="11pt" fo:font-style="italic" fo:font-weight="normal" officeooo:rsid="0027eaa1" style:font-size-asian="11pt" style:font-style-asian="italic" style:font-weight-asian="normal" style:font-size-complex="11pt" style:font-style-complex="italic" style:font-weight-complex="normal"/>
    </style:style>
    <style:style style:name="T80" style:family="text">
      <style:text-properties style:font-name="Source Code Pro" fo:font-size="11pt" fo:font-style="italic" fo:font-weight="normal" officeooo:rsid="009a8bee" style:font-size-asian="11pt" style:font-style-asian="italic" style:font-weight-asian="normal" style:font-size-complex="11pt" style:font-style-complex="italic" style:font-weight-complex="normal"/>
    </style:style>
    <style:style style:name="T81" style:family="text">
      <style:text-properties style:font-name="Source Code Pro" fo:font-size="11pt" fo:font-style="normal" fo:font-weight="normal" officeooo:rsid="002fbea2" style:font-size-asian="11pt" style:font-style-asian="normal" style:font-weight-asian="normal" style:font-size-complex="11pt" style:font-style-complex="normal" style:font-weight-complex="normal"/>
    </style:style>
    <style:style style:name="T82" style:family="text">
      <style:text-properties style:font-name="Times New Roman" fo:font-size="12pt" fo:font-style="italic" fo:font-weight="normal" officeooo:rsid="0013677c" style:font-size-asian="10.5pt" style:font-style-asian="italic" style:font-weight-asian="normal" style:font-size-complex="12pt" style:font-style-complex="italic" style:font-weight-complex="normal"/>
    </style:style>
    <style:style style:name="T83" style:family="text">
      <style:text-properties style:font-name="Times New Roman" fo:font-size="12pt" fo:font-style="italic" officeooo:rsid="0013677c" style:font-size-asian="10.5pt" style:font-style-asian="italic" style:font-size-complex="12pt" style:font-style-complex="italic"/>
    </style:style>
    <style:style style:name="T84" style:family="text">
      <style:text-properties style:font-name="Times New Roman" fo:font-size="12pt" fo:font-style="italic" officeooo:rsid="002888e5" style:font-size-asian="10.5pt" style:font-style-asian="italic" style:font-size-complex="12pt" style:font-style-complex="italic"/>
    </style:style>
    <style:style style:name="T85" style:family="text">
      <style:text-properties style:font-name="Times New Roman" fo:font-size="12pt" fo:font-style="italic" officeooo:rsid="002fbea2" style:font-size-asian="10.5pt" style:font-style-asian="italic" style:font-size-complex="12pt" style:font-style-complex="italic"/>
    </style:style>
    <style:style style:name="T86" style:family="text">
      <style:text-properties style:font-name="Times New Roman" fo:font-size="12pt" fo:font-style="italic" officeooo:rsid="001c4c55" style:font-size-asian="10.5pt" style:font-style-asian="italic" style:font-size-complex="12pt" style:font-style-complex="italic"/>
    </style:style>
    <style:style style:name="T87" style:family="text">
      <style:text-properties style:font-name="Times New Roman" fo:font-size="12pt" fo:font-style="italic" officeooo:rsid="0017ad10" style:font-size-asian="10.5pt" style:font-style-asian="italic" style:font-size-complex="12pt" style:font-style-complex="italic"/>
    </style:style>
    <style:style style:name="T88" style:family="text">
      <style:text-properties style:font-name="Times New Roman" fo:font-size="12pt" fo:font-style="italic" officeooo:rsid="006763bc" style:font-size-asian="10.5pt" style:font-style-asian="italic" style:font-size-complex="12pt" style:font-style-complex="italic"/>
    </style:style>
    <style:style style:name="T89" style:family="text">
      <style:text-properties style:font-name="Times New Roman" fo:font-size="12pt" fo:font-style="italic" officeooo:rsid="006e3388" style:font-size-asian="10.5pt" style:font-style-asian="italic" style:font-size-complex="12pt" style:font-style-complex="italic"/>
    </style:style>
    <style:style style:name="T90" style:family="text">
      <style:text-properties style:font-name="Times New Roman" fo:font-size="12pt" fo:font-style="italic" fo:font-weight="bold" officeooo:rsid="0017ad10" style:font-size-asian="10.5pt" style:font-style-asian="italic" style:font-weight-asian="bold" style:font-size-complex="12pt" style:font-style-complex="italic" style:font-weight-complex="bold"/>
    </style:style>
    <style:style style:name="T91" style:family="text">
      <style:text-properties style:font-name="Times New Roman" fo:font-size="12pt" fo:font-style="italic" fo:font-weight="bold" officeooo:rsid="002fbea2" style:font-size-asian="10.5pt" style:font-style-asian="italic" style:font-weight-asian="bold" style:font-size-complex="12pt" style:font-style-complex="italic" style:font-weight-complex="bold"/>
    </style:style>
    <style:style style:name="T92" style:family="text">
      <style:text-properties style:font-name="Times New Roman" fo:font-size="12pt" fo:font-style="normal" officeooo:rsid="00515673" style:font-size-asian="10.5pt" style:font-style-asian="normal" style:font-size-complex="12pt" style:font-style-complex="normal"/>
    </style:style>
    <style:style style:name="T93" style:family="text">
      <style:text-properties style:font-name="Times New Roman" fo:font-size="12pt" fo:font-style="normal" officeooo:rsid="0051dca3" style:font-size-asian="10.5pt" style:font-style-asian="normal" style:font-size-complex="12pt" style:font-style-complex="normal"/>
    </style:style>
    <style:style style:name="T94" style:family="text">
      <style:text-properties style:font-name="Times New Roman" fo:font-size="12pt" fo:font-style="normal" officeooo:rsid="00530a76" style:font-size-asian="10.5pt" style:font-style-asian="normal" style:font-size-complex="12pt" style:font-style-complex="normal"/>
    </style:style>
    <style:style style:name="T95" style:family="text">
      <style:text-properties style:font-name="Times New Roman" fo:font-size="12pt" fo:font-style="normal" officeooo:rsid="0058a258" style:font-size-asian="10.5pt" style:font-style-asian="normal" style:font-size-complex="12pt" style:font-style-complex="normal"/>
    </style:style>
    <style:style style:name="T96" style:family="text">
      <style:text-properties style:font-name="Times New Roman" fo:font-size="12pt" fo:font-style="normal" fo:font-weight="bold" officeooo:rsid="00122b72" style:font-size-asian="10.5pt" style:font-style-asian="normal" style:font-weight-asian="bold" style:font-size-complex="12pt" style:font-style-complex="normal" style:font-weight-complex="bold"/>
    </style:style>
    <style:style style:name="T97" style:family="text">
      <style:text-properties style:font-name="Times New Roman" fo:font-size="12pt" fo:font-style="normal" fo:font-weight="bold" officeooo:rsid="00515673" style:font-size-asian="10.5pt" style:font-style-asian="normal" style:font-weight-asian="bold" style:font-size-complex="12pt" style:font-style-complex="normal" style:font-weight-complex="bold"/>
    </style:style>
    <style:style style:name="T98" style:family="text">
      <style:text-properties style:font-name="Times New Roman" fo:font-size="12pt" fo:font-style="normal" fo:font-weight="bold" officeooo:rsid="0051dca3" style:font-size-asian="10.5pt" style:font-style-asian="normal" style:font-weight-asian="bold" style:font-size-complex="12pt" style:font-style-complex="normal" style:font-weight-complex="bold"/>
    </style:style>
    <style:style style:name="T99" style:family="text">
      <style:text-properties style:font-name="Times New Roman" fo:font-size="12pt" officeooo:rsid="00515673" style:font-size-asian="10.5pt" style:font-size-complex="12pt"/>
    </style:style>
    <style:style style:name="T100" style:family="text">
      <style:text-properties style:font-name="Times New Roman" fo:font-size="12pt" officeooo:rsid="0065077a" style:font-size-asian="10.5pt" style:font-size-complex="12pt"/>
    </style:style>
    <style:style style:name="T101" style:family="text">
      <style:text-properties style:font-name="Times New Roman" fo:font-size="12pt" officeooo:rsid="006763bc" style:font-size-asian="10.5pt" style:font-size-complex="12pt"/>
    </style:style>
    <style:style style:name="T102" style:family="text">
      <style:text-properties style:font-name="Times New Roman" fo:font-size="12pt" officeooo:rsid="006956f2" style:font-size-asian="10.5pt" style:font-size-complex="12pt"/>
    </style:style>
    <style:style style:name="T103" style:family="text">
      <style:text-properties style:font-name="Times New Roman" fo:font-size="12pt" officeooo:rsid="006a6a3b" style:font-size-asian="10.5pt" style:font-size-complex="12pt"/>
    </style:style>
    <style:style style:name="T104" style:family="text">
      <style:text-properties style:font-name="Times New Roman" fo:font-size="12pt" officeooo:rsid="006e3388" style:font-size-asian="10.5pt" style:font-size-complex="12pt"/>
    </style:style>
    <style:style style:name="T105" style:family="text">
      <style:text-properties style:font-name="Times New Roman" fo:font-size="12pt" officeooo:rsid="006e7a05" style:font-size-asian="10.5pt" style:font-size-complex="12pt"/>
    </style:style>
    <style:style style:name="T106" style:family="text">
      <style:text-properties style:font-name="Times New Roman" fo:font-weight="normal" style:font-weight-asian="normal" style:font-weight-complex="normal"/>
    </style:style>
    <style:style style:name="T107" style:family="text">
      <style:text-properties style:font-name="Times New Roman" fo:font-weight="normal" officeooo:rsid="0013677c" style:font-weight-asian="normal" style:font-weight-complex="normal"/>
    </style:style>
    <style:style style:name="T108" style:family="text">
      <style:text-properties style:font-name="Times New Roman" fo:font-weight="normal" officeooo:rsid="002888e5" style:font-weight-asian="normal" style:font-weight-complex="normal"/>
    </style:style>
    <style:style style:name="T109" style:family="text">
      <style:text-properties style:font-name="Times New Roman" fo:font-weight="normal" officeooo:rsid="00530a76" style:font-weight-asian="normal" style:font-weight-complex="normal"/>
    </style:style>
    <style:style style:name="T110" style:family="text">
      <style:text-properties style:font-name="Times New Roman" fo:language="ro" fo:country="RO" officeooo:rsid="000dee8b" loext:shadow="none"/>
    </style:style>
    <style:style style:name="T111" style:family="text">
      <style:text-properties style:font-name="Times New Roman" fo:language="ro" fo:country="RO" officeooo:rsid="0010d0df" loext:shadow="none"/>
    </style:style>
    <style:style style:name="T112" style:family="text">
      <style:text-properties style:font-name="Times New Roman" fo:language="ro" fo:country="RO" officeooo:rsid="007771fd" loext:shadow="none"/>
    </style:style>
    <style:style style:name="T113" style:family="text">
      <style:text-properties style:font-name="Times New Roman" fo:language="ro" fo:country="RO" officeooo:rsid="000f1616" loext:shadow="none"/>
    </style:style>
    <style:style style:name="T114" style:family="text">
      <style:text-properties style:font-name="Times New Roman" fo:language="ro" fo:country="RO" fo:font-weight="bold" officeooo:rsid="000f1616" style:font-weight-asian="bold" style:font-weight-complex="bold" loext:shadow="none"/>
    </style:style>
    <style:style style:name="T115" style:family="text">
      <style:text-properties style:font-name="Times New Roman" fo:language="ro" fo:country="RO" fo:font-weight="normal" officeooo:rsid="000f1616" style:font-weight-asian="normal" style:font-weight-complex="normal" loext:shadow="none"/>
    </style:style>
    <style:style style:name="T116" style:family="text">
      <style:text-properties style:font-name="Times New Roman" fo:language="ro" fo:country="RO" fo:font-weight="normal" officeooo:rsid="007954ec" style:font-weight-asian="normal" style:font-weight-complex="normal" loext:shadow="none"/>
    </style:style>
    <style:style style:name="T117" style:family="text">
      <style:text-properties style:font-name="Times New Roman" fo:language="ro" fo:country="RO" fo:font-weight="normal" officeooo:rsid="0079fad2" style:font-weight-asian="normal" style:font-weight-complex="normal" loext:shadow="none"/>
    </style:style>
    <style:style style:name="T118" style:family="text">
      <style:text-properties style:font-name="Times New Roman" fo:language="ro" fo:country="RO" fo:font-weight="normal" officeooo:rsid="0010d0df" style:font-weight-asian="normal" style:font-weight-complex="normal" loext:shadow="none"/>
    </style:style>
    <style:style style:name="T119" style:family="text">
      <style:text-properties style:font-name="Times New Roman" fo:language="ro" fo:country="RO" fo:font-weight="normal" officeooo:rsid="007b7ed6" style:font-weight-asian="normal" style:font-weight-complex="normal" loext:shadow="none"/>
    </style:style>
    <style:style style:name="T120" style:family="text">
      <style:text-properties officeooo:rsid="00122b72"/>
    </style:style>
    <style:style style:name="T121" style:family="text">
      <style:text-properties fo:font-size="12pt" fo:font-style="italic" fo:font-weight="normal" officeooo:rsid="0013677c" style:font-size-asian="10.5pt" style:font-style-asian="italic" style:font-weight-asian="normal" style:font-size-complex="12pt" style:font-style-complex="italic" style:font-weight-complex="normal"/>
    </style:style>
    <style:style style:name="T122" style:family="text">
      <style:text-properties fo:font-size="12pt" fo:font-style="italic" fo:font-weight="normal" officeooo:rsid="001c4c55" style:font-size-asian="10.5pt" style:font-style-asian="italic" style:font-weight-asian="normal" style:font-size-complex="12pt" style:font-style-complex="italic" style:font-weight-complex="normal"/>
    </style:style>
    <style:style style:name="T123" style:family="text">
      <style:text-properties fo:font-size="12pt" fo:font-style="italic" fo:font-weight="normal" officeooo:rsid="0017ad10" style:font-size-asian="10.5pt" style:font-style-asian="italic" style:font-weight-asian="normal" style:font-size-complex="12pt" style:font-style-complex="italic" style:font-weight-complex="normal"/>
    </style:style>
    <style:style style:name="T124" style:family="text">
      <style:text-properties fo:font-size="12pt" fo:font-style="italic" fo:font-weight="bold" officeooo:rsid="0017ad10" style:font-size-asian="10.5pt" style:font-style-asian="italic" style:font-weight-asian="bold" style:font-size-complex="12pt" style:font-style-complex="italic" style:font-weight-complex="bold"/>
    </style:style>
    <style:style style:name="T125" style:family="text">
      <style:text-properties fo:font-size="12pt" fo:font-style="italic" fo:font-weight="bold" officeooo:rsid="002fbea2" style:font-size-asian="10.5pt" style:font-style-asian="italic" style:font-weight-asian="bold" style:font-size-complex="12pt" style:font-style-complex="italic" style:font-weight-complex="bold"/>
    </style:style>
    <style:style style:name="T126" style:family="text">
      <style:text-properties fo:font-size="12pt" fo:font-weight="bold" style:font-size-asian="10.5pt" style:font-weight-asian="bold" style:font-size-complex="12pt" style:font-weight-complex="bold"/>
    </style:style>
    <style:style style:name="T127" style:family="text">
      <style:text-properties fo:font-size="12pt" style:font-size-asian="10.5pt" style:font-size-complex="12pt"/>
    </style:style>
    <style:style style:name="T128" style:family="text">
      <style:text-properties fo:font-size="12pt" officeooo:rsid="0040f91b" style:font-size-asian="10.5pt" style:font-size-complex="12pt"/>
    </style:style>
    <style:style style:name="T129" style:family="text">
      <style:text-properties fo:font-size="12pt" officeooo:rsid="006b0d86" style:font-size-asian="10.5pt" style:font-size-complex="12pt"/>
    </style:style>
    <style:style style:name="T130" style:family="text">
      <style:text-properties fo:font-size="12pt" officeooo:rsid="006bc47f" style:font-size-asian="10.5pt" style:font-size-complex="12pt"/>
    </style:style>
    <style:style style:name="T131" style:family="text">
      <style:text-properties fo:font-size="12pt" officeooo:rsid="006c990e" style:font-size-asian="10.5pt" style:font-size-complex="12pt"/>
    </style:style>
    <style:style style:name="T132" style:family="text">
      <style:text-properties fo:font-size="12pt" fo:font-weight="normal" style:font-size-asian="10.5pt" style:font-weight-asian="normal" style:font-size-complex="12pt" style:font-weight-complex="normal"/>
    </style:style>
    <style:style style:name="T133" style:family="text">
      <style:text-properties fo:font-size="12pt" fo:font-weight="normal" officeooo:rsid="006d8c5a" style:font-size-asian="10.5pt" style:font-weight-asian="normal" style:font-size-complex="12pt" style:font-weight-complex="normal"/>
    </style:style>
    <style:style style:name="T134" style:family="text">
      <style:text-properties officeooo:rsid="002fbea2"/>
    </style:style>
    <style:style style:name="T135" style:family="text">
      <style:text-properties fo:font-style="normal" officeooo:rsid="0040f91b" style:font-style-asian="normal" style:font-style-complex="normal"/>
    </style:style>
    <style:style style:name="T136" style:family="text">
      <style:text-properties fo:font-style="normal" officeooo:rsid="00a70ac3" style:font-style-asian="normal" style:font-style-complex="normal"/>
    </style:style>
    <style:style style:name="T137" style:family="text">
      <style:text-properties fo:font-style="normal" officeooo:rsid="00b33e71" style:font-style-asian="normal" style:font-style-complex="normal"/>
    </style:style>
    <style:style style:name="T138" style:family="text">
      <style:text-properties fo:font-style="normal" officeooo:rsid="00b4878e" style:font-style-asian="normal" style:font-style-complex="normal"/>
    </style:style>
    <style:style style:name="T139" style:family="text">
      <style:text-properties officeooo:rsid="00315e00"/>
    </style:style>
    <style:style style:name="T140" style:family="text">
      <style:text-properties officeooo:rsid="0017ad10"/>
    </style:style>
    <style:style style:name="T141" style:family="text">
      <style:text-properties officeooo:rsid="0035daee"/>
    </style:style>
    <style:style style:name="T142" style:family="text">
      <style:text-properties officeooo:rsid="00373474"/>
    </style:style>
    <style:style style:name="T143" style:family="text">
      <style:text-properties officeooo:rsid="0038ee8d"/>
    </style:style>
    <style:style style:name="T144" style:family="text">
      <style:text-properties officeooo:rsid="003d64ea"/>
    </style:style>
    <style:style style:name="T145" style:family="text">
      <style:text-properties officeooo:rsid="003dc1e5"/>
    </style:style>
    <style:style style:name="T146" style:family="text">
      <style:text-properties officeooo:rsid="0040f91b"/>
    </style:style>
    <style:style style:name="T147" style:family="text">
      <style:text-properties officeooo:rsid="0042e09c"/>
    </style:style>
    <style:style style:name="T148" style:family="text">
      <style:text-properties officeooo:rsid="004b3170"/>
    </style:style>
    <style:style style:name="T149" style:family="text">
      <style:text-properties officeooo:rsid="005f7719"/>
    </style:style>
    <style:style style:name="T150" style:family="text">
      <style:text-properties officeooo:rsid="00606b86"/>
    </style:style>
    <style:style style:name="T151" style:family="text">
      <style:text-properties style:font-name="Lato Heavy" fo:font-size="14pt" fo:font-style="italic" style:font-size-asian="14pt" style:font-style-asian="italic" style:font-size-complex="14pt" style:font-style-complex="italic"/>
    </style:style>
    <style:style style:name="T152" style:family="text">
      <style:text-properties style:font-name="Lato Heavy" fo:font-size="14pt" fo:font-style="italic" officeooo:rsid="0010d0df" style:font-size-asian="14pt" style:font-style-asian="italic" style:font-size-complex="14pt" style:font-style-complex="italic"/>
    </style:style>
    <style:style style:name="T153" style:family="text">
      <style:text-properties style:font-name="Lato Heavy" fo:font-size="14pt" fo:font-style="italic" officeooo:rsid="006a6a3b" style:font-size-asian="14pt" style:font-style-asian="italic" style:font-size-complex="14pt" style:font-style-complex="italic"/>
    </style:style>
    <style:style style:name="T154" style:family="text">
      <style:text-properties officeooo:rsid="006b0d86"/>
    </style:style>
    <style:style style:name="T155" style:family="text">
      <style:text-properties officeooo:rsid="006fc36d"/>
    </style:style>
    <style:style style:name="T156" style:family="text">
      <style:text-properties fo:font-variant="normal" fo:text-transform="none" fo:color="#000000" fo:letter-spacing="normal" officeooo:rsid="00721250"/>
    </style:style>
    <style:style style:name="T157" style:family="text">
      <style:text-properties fo:font-variant="normal" fo:text-transform="none" fo:color="#444444" fo:letter-spacing="normal" fo:font-weight="normal" officeooo:rsid="0079fad2" style:font-weight-asian="normal" style:font-weight-complex="normal"/>
    </style:style>
    <style:style style:name="T158" style:family="text">
      <style:text-properties fo:font-variant="normal" fo:text-transform="none" fo:color="#444444" style:font-name="Times New Roman" fo:letter-spacing="normal" fo:language="ro" fo:country="RO" fo:font-weight="normal" officeooo:rsid="0079fad2" style:font-weight-asian="normal" style:font-weight-complex="normal" loext:shadow="none"/>
    </style:style>
    <style:style style:name="T159" style:family="text">
      <style:text-properties officeooo:rsid="007eb980"/>
    </style:style>
    <style:style style:name="T160" style:family="text">
      <style:text-properties officeooo:rsid="00873ff6"/>
    </style:style>
    <style:style style:name="T161" style:family="text">
      <style:text-properties officeooo:rsid="00a1554b"/>
    </style:style>
    <style:style style:name="T162" style:family="text">
      <style:text-properties officeooo:rsid="00a253b4"/>
    </style:style>
    <style:style style:name="T163" style:family="text">
      <style:text-properties officeooo:rsid="00a5b5de"/>
    </style:style>
    <style:style style:name="T164" style:family="text">
      <style:text-properties officeooo:rsid="00a70ac3"/>
    </style:style>
    <style:style style:name="T165" style:family="text">
      <style:text-properties officeooo:rsid="00a9d08d"/>
    </style:style>
    <style:style style:name="T166" style:family="text">
      <style:text-properties officeooo:rsid="00ab1f67"/>
    </style:style>
    <style:style style:name="T167" style:family="text">
      <style:text-properties officeooo:rsid="0060808b"/>
    </style:style>
    <style:style style:name="T168" style:family="text">
      <style:text-properties officeooo:rsid="00b17dc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ezentare proiect MapReduce</text:p>
      <text:p text:style-name="P10">Perju Dragoș-Ștefan (1406A)</text:p>
      <text:p text:style-name="P1"/>
      <text:p text:style-name="P11"><text:tab/>1. Despre MapReduce</text:p>
      <text:p text:style-name="P67"><text:tab/>Următorul text este scris din propia înțelegere după expunerea la explicații la laborator și documentația relevantă (multe dintre <text:span text:style-name="T147">referințe fiind </text:span>notate în bibliografie).</text:p>
      <text:p text:style-name="P73"><text:span text:style-name="T110"><text:tab/>MapReduce reprezintă un algoritm dedicat </text:span><text:span text:style-name="T111">pentru rularea</text:span><text:span text:style-name="T110"> pe clustere de procesare (pe mai multe calculatoare </text:span><text:span text:style-name="T112">inter</text:span><text:span text:style-name="T110">conectate). </text:span><text:span text:style-name="T113">MapReduce implică două operații: cel de </text:span><text:span text:style-name="T114">mapare</text:span><text:span text:style-name="T115"> și cel de </text:span><text:span text:style-name="T114">reducere </text:span><text:span text:style-name="T116">(eventual mai multe)</text:span><text:span text:style-name="T115">, în această ordine </text:span><text:span text:style-name="T117">(mapare </text:span><text:span text:style-name="T157">→</text:span><text:span text:style-name="T117"> reducere </text:span><text:span text:style-name="T158">→</text:span><text:span text:style-name="T117"> [reducere] </text:span><text:span text:style-name="T158">→ </text:span><text:span text:style-name="T117">etc.)</text:span><text:span text:style-name="T115">, care acționează asupra unui set mare de date. Operația de mapare </text:span><text:span text:style-name="T118">citește</text:span><text:span text:style-name="T115"> datele brute </text:span><text:span text:style-name="T118">și le transformă </text:span><text:span text:style-name="T115">în perechi/tuple de </text:span><text:span text:style-name="T118">forma </text:span><text:span text:style-name="T119">&lt;</text:span><text:span text:style-name="T115">chei-valoare</text:span><text:span text:style-name="T119">&gt;</text:span><text:span text:style-name="T115">, iar operația de reducere </text:span><text:span text:style-name="T118">lucrează</text:span><text:span text:style-name="T115"> asupra valorilor </text:span><text:span text:style-name="T118">ce aparțin unor tuple cu chei comune, însumându-le sau făcând orice altă operație prestabilită (maximul, etc.) și obținând o singură tulpă din cele care au fost operanzi ai operației. Reducerea se face deoarece maparea pe setul de date se realizează de mai multe noduri de procesare, care vor obține rezultate parțiale ce rămân numai a fi totalizate. </text:span></text:p>
      <text:p text:style-name="P4"><text:span text:style-name="T22"><text:tab/>MapReduce</text:span> rezolvă probleme paralelizabile <text:span text:style-name="T22">din multe arii ce se ocupă de cantități enorme de date (rețele de socializare, aplicații științifice și altele), printre care și problema </text:span>numărar<text:span text:style-name="T23">ii</text:span> cuvintelor dintr-un set de documente. Acest experiment este <text:span text:style-name="T1">relevant în privința</text:span> <text:span text:style-name="T1">indexării paginilor Web și pregătirea lor pentru căutare. Când un utilizator lansează o căutare pe Internet, de fapt pune întrebarea „pe care adresă de internet voi găsi eu cele mai multe apariții ai termenilor propuși de mine pentru căutare” (bineînțeles că în zilele de astăzi, întrebarea și răspunsul este mai complicat de atât). De aceea, vedem MapReduce susținut și gândit de organizații precum Google și Apache.</text:span></text:p>
      <text:p text:style-name="P2"/>
      <text:p text:style-name="P42"><text:span text:style-name="T23"><text:tab/>2</text:span>. Des<text:span text:style-name="T23">criere implementare soluție</text:span></text:p>
      <text:p text:style-name="P74"><text:tab/>Soluția implementată de mine este una realizată în limbajul de programare Python. Are în componența sa 3 etape:</text:p>
      <text:list xml:id="list3851615406381781928" text:style-name="L1">
        <text:list-item>
          <text:p text:style-name="P76">mapare</text:p>
        </text:list-item>
        <text:list-item>
          <text:p text:style-name="P76">reducere</text:p>
        </text:list-item>
        <text:list-item>
          <text:p text:style-name="P76">reducere #2</text:p>
        </text:list-item>
      </text:list>
      <text:p text:style-name="P6"><text:tab/></text:p>
      <text:p text:style-name="P7"><text:tab/><text:span text:style-name="T3">Etapa de mapare </text:span><text:span text:style-name="T7">constă în citirea fișierelor inițiale 1.txt, 2.txt, ..., 25.txt și distribuirea lor la nodurile de lucru (n</text:span><text:span text:style-name="T15">umărul</text:span><text:span text:style-name="T7"> de noduri configurabil în fișierul „mapreduce/constants.py”). </text:span><text:span text:style-name="T8">Distribuirea se face </text:span><text:span text:style-name="T7">de către nodul rădăcină (configurabil, ales în prealabil a fi nodul 2). </text:span></text:p>
      <text:p text:style-name="P7"><text:span text:style-name="T7"><text:tab/></text:span><text:span text:style-name="T8">Toate nodurile citesc directoriul </text:span><text:span text:style-name="T13">inițial </text:span><text:span text:style-name="T8">de </text:span><text:span text:style-name="T13">fișiere ce urmează a fi procesat</text:span><text:span text:style-name="T14">e</text:span><text:span text:style-name="T8">, astfel încât nodul rădăcină </text:span><text:span text:style-name="T13">poate distribui</text:span><text:span text:style-name="T12"> indecși</text:span><text:span text:style-name="T8"> din care nodul auxiliar respectiv să înțeleagă </text:span><text:span text:style-name="T12">fișierele</text:span><text:span text:style-name="T8"> pe care va lucra. Se folosește funcția </text:span><text:span text:style-name="T24">scatter</text:span><text:span text:style-name="T8"> a bibliotecii MPI.</text:span></text:p>
      <text:p text:style-name="P8"/>
      <text:p text:style-name="P5"><text:span text:style-name="T8"><text:tab/></text:span><text:span text:style-name="T24">Se consideră nodul rădăcină a fi </text:span><text:span text:style-name="T25">R=</text:span><text:span text:style-name="T24">2 și fișiere </text:span><text:span text:style-name="T25">inițiale în număr de Nf=25,</text:span></text:p>
      <text:p text:style-name="P68"><text:span text:style-name="T25"><text:tab/></text:span><text:span text:style-name="T24">de </text:span><text:span text:style-name="T25">procesat de</text:span><text:span text:style-name="T24"> către </text:span><text:span text:style-name="T25">Nn=</text:span><text:span text:style-name="T24">8 noduri.</text:span></text:p>
      <text:p text:style-name="P43"><text:span text:style-name="T8"><text:tab/></text:span><text:span text:style-name="T24">Pseudocod/</text:span><text:span text:style-name="T27">Explicații</text:span><text:span text:style-name="T24"> etapă de mapare </text:span><text:span text:style-name="T28">la rădăcină</text:span><text:span text:style-name="T26">:</text:span></text:p>
      <text:p text:style-name="P17"><text:tab/>1. <text:span text:style-name="T144">F</text:span>ie vectorul cu elemente de la <text:span text:style-name="T159">0</text:span> la N<text:span text:style-name="T159">f-1</text:span>: [<text:span text:style-name="T159">0</text:span>, 2, .., 2<text:span text:style-name="T159">4</text:span>]</text:p>
      <text:p text:style-name="P35"><text:span text:style-name="T9"><text:tab/>2. </text:span><text:span text:style-name="T16">La cerere, se scoate câte un element și se trimite fiecărui nod <text:tab/> <text:s text:c="2"/>auxiliar care cere a primi de muncă</text:span></text:p>
      <text:p text:style-name="P36"><text:span text:style-name="T15"><text:tab/></text:span><text:span text:style-name="T16">3. La golirea vectorului, se trimite o valoare prestabilită</text:span></text:p>
      <text:p text:style-name="P37"><text:span text:style-name="T16"><text:tab/> <text:s text:c="2"/>fiecărui nod auxiliar, care să le indice </text:span><text:span text:style-name="T17">sfârșitul </text:span><text:span text:style-name="T18">fazei curente </text:span></text:p>
      <text:p text:style-name="P37"><text:span text:style-name="T18"><text:tab/> <text:s text:c="2"/>și </text:span><text:span text:style-name="T19">trecerea</text:span><text:span text:style-name="T18"> la următoarea fază</text:span></text:p>
      <text:p text:style-name="P83"><text:tab/>4. Se așteaptă confirmări la aceste trimiteri și abia apoi rădăcina</text:p>
      <text:p text:style-name="P83"><text:tab/> <text:s text:c="2"/>va trece și ea la faza următoare</text:p>
      <text:p text:style-name="P29"><text:soft-page-break/></text:p>
      <text:p text:style-name="P71"><text:span text:style-name="T11"><text:tab/></text:span><text:span text:style-name="T82">Considerăm nodul de lucru cu rangul 3.</text:span></text:p>
      <text:p text:style-name="P44"><text:span text:style-name="T24"><text:tab/>Pseudocod/</text:span><text:span text:style-name="T27">Explicații</text:span><text:span text:style-name="T24"> etapă de mapare </text:span><text:span text:style-name="T28">la </text:span><text:span text:style-name="T29">nodurile de lucru</text:span><text:span text:style-name="T26">:</text:span></text:p>
      <text:p text:style-name="P59"><text:span text:style-name="T72"><text:tab/></text:span><text:span text:style-name="T47">1. </text:span><text:span text:style-name="T59">S</text:span><text:span text:style-name="T48">e </text:span><text:span text:style-name="T62">trimite cererea pentru primirea unui număr de ordine / index</text:span></text:p>
      <text:p text:style-name="P100"><text:tab/> <text:s text:c="2"/>de la nodul rădăcină</text:p>
      <text:p text:style-name="P103"><text:span text:style-name="T49"><text:tab/>2. </text:span><text:span text:style-name="T59">T</text:span><text:span text:style-name="T49">ra</text:span><text:span text:style-name="T71">nslăm</text:span><text:span text:style-name="T49"> inde</text:span><text:span text:style-name="T63">xul primit de fiecare dată (cât timp </text:span><text:span text:style-name="T70">rădăcina are</text:span></text:p>
      <text:p text:style-name="P103"><text:span text:style-name="T70"><text:tab/> <text:s text:c="2"/>și ne dă de lucru</text:span><text:span text:style-name="T63">) </text:span><text:span text:style-name="T50">în fișier de lucru </text:span><text:span text:style-name="T63">(</text:span><text:span text:style-name="T76">1.txt</text:span><text:span text:style-name="T51">, </text:span><text:span text:style-name="T77">2.txt</text:span><text:span text:style-name="T62">, </text:span><text:span text:style-name="T52">etc.</text:span><text:span text:style-name="T63">)</text:span></text:p>
      <text:p text:style-name="P60"><text:span text:style-name="T51"><text:tab/></text:span><text:span text:style-name="T52">3. </text:span><text:span text:style-name="T59">D</text:span><text:span text:style-name="T55">eschidem spre citire</text:span><text:span text:style-name="T52"> </text:span><text:span text:style-name="T55">fișie</text:span><text:span text:style-name="T63">rul asigna</text:span><text:span text:style-name="T64">t pe moment</text:span><text:span text:style-name="T63">,</text:span><text:span text:style-name="T52"> </text:span><text:span text:style-name="T56">citind</text:span><text:span text:style-name="T63">u-l</text:span></text:p>
      <text:p text:style-name="P60"><text:span text:style-name="T56"><text:tab/> <text:s text:c="2"/></text:span><text:span text:style-name="T52">linie cu linie, la fiecare linie ștergând spațiile în plus,</text:span></text:p>
      <text:p text:style-name="P57"><text:span text:style-name="T52"><text:tab/> <text:s text:c="2"/>punctuația, </text:span><text:span text:style-name="T60">trecând la caractere mici </text:span><text:span text:style-name="T54">și</text:span><text:span text:style-name="T52"> translatând</text:span></text:p>
      <text:p text:style-name="P57"><text:span text:style-name="T52"><text:tab/> <text:s text:c="2"/>simbolurile nere</text:span><text:span text:style-name="T57">c</text:span><text:span text:style-name="T52">unoscute în <text:tab/></text:span><text:span text:style-name="T56">unele c</text:span><text:span text:style-name="T57">unoscute</text:span></text:p>
      <text:p text:style-name="P58"><text:span text:style-name="T50"><text:tab/>3. </text:span><text:span text:style-name="T59">D</text:span><text:span text:style-name="T52">eschidem pentru scris fișiere de forma </text:span><text:span text:style-name="T75">a_node3.txt</text:span><text:span text:style-name="T52">,</text:span></text:p>
      <text:p text:style-name="P54"><text:tab/> <text:s text:c="2"/><text:span text:style-name="T31">b_node3.txt</text:span>, ..., <text:span text:style-name="T31">z_node3.txt</text:span>, <text:span text:style-name="T31">0_node3.txt</text:span>, ..,<text:span text:style-name="T31"> 9_node3.txt</text:span> în</text:p>
      <text:p text:style-name="P55"><text:tab/> <text:s text:c="2"/>directoriul <text:span text:style-name="T37">w</text:span><text:span text:style-name="T31">orking_files/map</text:span>. <text:span text:style-name="T160">La următorul fișier de lucrat </text:span></text:p>
      <text:p text:style-name="P101"><text:tab/> <text:s text:c="2"/>(partiție de muncă primită), scriem în aceleași fișiere deja </text:p>
      <text:p text:style-name="P101"><text:tab/> <text:s text:c="2"/>deschise (append)</text:p>
      <text:p text:style-name="P61"><text:span text:style-name="T52"><text:tab/></text:span><text:span text:style-name="T53">4. </text:span><text:span text:style-name="T65">Scriem, în fișierele deschise,</text:span><text:span text:style-name="T52"> </text:span><text:span text:style-name="T53">tuple de forma</text:span></text:p>
      <text:p text:style-name="P103"><text:span text:style-name="T53"><text:tab/> <text:s text:c="2"/></text:span><text:span text:style-name="T75">&lt;</text:span><text:span text:style-name="T78">n</text:span><text:span text:style-name="T79">ume_doc_iniț.</text:span><text:span text:style-name="T80">txt</text:span><text:span text:style-name="T79">, cuvânt,</text:span><text:span text:style-name="T75"> 1&gt;</text:span><text:span text:style-name="T52"> </text:span><text:span text:style-name="T53">corespunzător cuvintelor </text:span><text:span text:style-name="T66">aflate</text:span><text:span text:style-name="T53"> </text:span></text:p>
      <text:p text:style-name="P103"><text:span text:style-name="T53"><text:tab/> <text:s text:c="2"/>în documentele inițiale </text:span><text:span text:style-name="T74">1.txt</text:span><text:span text:style-name="T53">, </text:span><text:span text:style-name="T74">2.txt</text:span><text:span text:style-name="T53">, etc. </text:span><text:span text:style-name="T54">asignate </text:span><text:span text:style-name="T66">nodului</text:span><text:span text:style-name="T54">;</text:span></text:p>
      <text:p text:style-name="P62"><text:span text:style-name="T54"><text:tab/> <text:s text:c="2"/></text:span><text:span text:style-name="T66">Fiecare tuplă se scrie</text:span><text:span text:style-name="T61"> în</text:span><text:span text:style-name="T54"> fișier</text:span><text:span text:style-name="T66">ul</text:span><text:span text:style-name="T54"> asociat primei litere a </text:span></text:p>
      <text:p text:style-name="P63"><text:span text:style-name="T54"><text:tab/> <text:s text:c="2"/>cuv</text:span><text:span text:style-name="T66">ântului</text:span><text:span text:style-name="T54"> găsit (</text:span><text:span text:style-name="T67">ex.: </text:span><text:span text:style-name="T54">pentru </text:span><text:span text:style-name="T73">author</text:span><text:span text:style-name="T54"> </text:span><text:span text:style-name="T58">scriem în</text:span><text:span text:style-name="T54"> </text:span><text:span text:style-name="T73">a_node3.txt</text:span><text:span text:style-name="T54">), </text:span></text:p>
      <text:p text:style-name="P63"><text:span text:style-name="T54"><text:tab/> <text:s text:c="2"/></text:span><text:span text:style-name="T68">iar </text:span><text:span text:style-name="T61">atâtea tuple </text:span><text:span text:style-name="T68">vor fi scrise</text:span><text:span text:style-name="T61"> de câte ori</text:span><text:span text:style-name="T54"> apare fiecare cuvânt </text:span></text:p>
      <text:p text:style-name="P63"><text:span text:style-name="T54"><text:tab/> <text:s text:c="2"/>(la citirea unui cuvânt imediat scriem o linie </text:span><text:span text:style-name="T61">cu </text:span><text:span text:style-name="T54">o tuplă</text:span><text:span text:style-name="T68">)</text:span></text:p>
      <text:p text:style-name="P64"><text:bookmark-start text:name="__DdeLink__1296_1120356733"/><text:span text:style-name="T50"><text:tab/></text:span><text:span text:style-name="T54">5</text:span><text:span text:style-name="T51">. </text:span><text:span text:style-name="T59">Î</text:span><text:span text:style-name="T54">nchidem fișierele de scris </text:span><text:span text:style-name="T69">când primim comanda de terminat faza</text:span></text:p>
      <text:p text:style-name="P102"><text:tab/> <text:s text:c="2"/>curentă și trecut la faza următoare<text:bookmark-end text:name="__DdeLink__1296_1120356733"/></text:p>
      <text:p text:style-name="P53"/>
      <text:p text:style-name="P9"><text:span text:style-name="T3"><text:tab/>Etapa de </text:span><text:span text:style-name="T4">reducere</text:span><text:span text:style-name="T3"> </text:span><text:span text:style-name="T120">constă în citirea fișierelor de la etapa întâi, de forma </text:span><text:span text:style-name="T32">a_node#.txt</text:span><text:span text:style-name="T120">, ..., </text:span><text:span text:style-name="T32">9_node#.txt </text:span><text:span text:style-name="T120">și obținerea unor fișiere de forma </text:span><text:span text:style-name="T32">nume-doc-iniț_node#.</text:span><text:span text:style-name="T120">txt, în directoriul </text:span><text:span text:style-name="T38">working_files/reduce</text:span><text:span text:style-name="T148">, în care să se afle tuplele din fișierele de la etapa întâi, doar că în număr mai mic – cheile compuse (document, cuvânt) și egale fiind reunite și deci unice după această fază, iar multiplele valori de 1 ale acestor chei compuse egale fiind sumate.</text:span></text:p>
      <text:p text:style-name="P23"/>
      <text:p text:style-name="P70"><text:tab/><text:span text:style-name="T83">Se </text:span><text:span text:style-name="T84">păstrează considerentele anterioare. Rădăcina va proceda similar ca în etapa întâi, deci <text:tab/>se va explica sumar ce </text:span><text:span text:style-name="T85">are loc la această etapă.</text:span></text:p>
      <text:p text:style-name="P3"><text:tab/><text:span text:style-name="T121">Pseudocod/</text:span><text:span text:style-name="T122">Explicații</text:span><text:span text:style-name="T121"> etapă de mapare </text:span><text:span text:style-name="T124">la rădăcină</text:span><text:span text:style-name="T123">:</text:span></text:p>
      <text:p text:style-name="P15"><text:span text:style-name="T140"><text:tab/>1. Se împarte alfabetul prestabilit </text:span><text:span text:style-name="T34">abcd...xyz012...89</text:span><text:span text:style-name="T134"> ca <text:tab/> <text:s text:c="4"/></text:span></text:p>
      <text:p text:style-name="P84"><text:tab/> <text:s text:c="2"/>indecși de fișiere între nodurile de lucru, folosind aceeași <text:tab/> <text:s/><text:tab/> <text:s text:c="2"/>metodă de trimis câte o literă/cifră la cerere printre nodurile </text:p>
      <text:p text:style-name="P84"><text:tab/> <text:s text:c="2"/>auxiliare</text:p>
      <text:p text:style-name="P86"><text:tab/>2. Se comandă trecerea la faza următoare către nodurile <text:span text:style-name="T161">auxiliare</text:span>,</text:p>
      <text:p text:style-name="P86"><text:tab/> <text:s text:c="2"/>la golirea aflabetului, și se așteaptă confirmare de la fiecare</text:p>
      <text:p text:style-name="P40"/>
      <text:p text:style-name="P69"><text:span text:style-name="T125"><text:tab/></text:span><text:span text:style-name="T83">Considerăm nodul de lucru cu rangul 3.</text:span></text:p>
      <text:p text:style-name="P13"><text:span text:style-name="T125"><text:tab/></text:span><text:span text:style-name="T83">Pseudocod/</text:span><text:span text:style-name="T86">Explicații</text:span><text:span text:style-name="T83"> etapă de mapare </text:span><text:span text:style-name="T90">la </text:span><text:span text:style-name="T91">nodurile de lucru</text:span><text:span text:style-name="T87">:</text:span></text:p>
      <text:p text:style-name="P89"><text:span text:style-name="T87"><text:tab/></text:span><text:span text:style-name="T134">1. Obținem la cerere câte o literă/cifră din alfabet, cu care ne</text:span></text:p>
      <text:p text:style-name="P89"><text:span text:style-name="T134"><text:tab/> <text:s text:c="2"/>vom orienta în alegerea noastră dintre fișierele cu care vom </text:span></text:p>
      <text:p text:style-name="P89"><text:span text:style-name="T134"><text:tab/> <text:s text:c="2"/>lucra de la faza trecută, din directoriul </text:span><text:span text:style-name="T34">working_files/map</text:span></text:p>
      <text:p text:style-name="P15"><text:span text:style-name="T139"><text:tab/>2. Ex.: Dacă printre literele primite avem litera </text:span><text:span text:style-name="T33">a</text:span><text:span text:style-name="T139">, vom ține minte</text:span></text:p>
      <text:p text:style-name="P15"><text:span text:style-name="T139"><text:tab/> <text:s text:c="2"/>toate fișierele </text:span><text:span text:style-name="T33">a_node0.txt</text:span><text:span text:style-name="T139">, </text:span><text:span text:style-name="T33">a_node2.txt</text:span><text:span text:style-name="T139">, etc. Ținem minte </text:span></text:p>
      <text:p text:style-name="P25"><text:tab/> <text:s text:c="2"/>fișierele a căror liter<text:span text:style-name="T163">ă</text:span>/cifr<text:span text:style-name="T163">ă</text:span> ne-a fost asignat<text:span text:style-name="T163">ă pe moment</text:span></text:p>
      <text:p text:style-name="P27"><text:soft-page-break/><text:tab/>3. Pentru fiecare fișier ținut minte <text:span text:style-name="T162">corespunzător unei litere:</text:span></text:p>
      <text:p text:style-name="P14"><text:tab/><text:tab/><text:span text:style-name="T141">a. Citim linie cu linie (citim tuplele) și populăm un </text:span></text:p>
      <text:p text:style-name="P28"><text:tab/><text:tab/> <text:s text:c="2"/>dicționar de dicționare, dicționarul principal având </text:p>
      <text:p text:style-name="P28"><text:tab/><text:tab/> <text:s text:c="2"/>dicționare pentru fiecare nume de fișier inițial și fiecare <text:tab/><text:tab/> <text:s text:c="2"/>sub-dicționar având, pentru fiecare cuvânt, numărul de <text:tab/><text:tab/><text:tab/> <text:s text:c="2"/>apariții al său</text:p>
      <text:p text:style-name="P16"><text:tab/><text:tab/><text:span text:style-name="T142">b. În același timp, adunăm valorile de 1 între cheile compuse </text:span></text:p>
      <text:p text:style-name="P16"><text:span text:style-name="T142"><text:tab/><text:tab/> <text:s text:c="2"/>comune, chei de forma </text:span><text:span text:style-name="T35">&lt;document_inițial, cuvânt&gt;</text:span></text:p>
      <text:p text:style-name="P90"><text:span text:style-name="T143"><text:tab/><text:tab/>c. Redactăm dicționarul de dicționare de forma</text:span></text:p>
      <text:p text:style-name="P90"><text:span text:style-name="T36"><text:tab/><text:tab/> <text:s text:c="2"/>&lt;</text:span><text:span text:style-name="T43">nume_</text:span><text:span text:style-name="T36">doc_inițial, cuvânt, număr_apariții&gt;</text:span><text:span text:style-name="T143"> în fișiere </text:span></text:p>
      <text:p text:style-name="P90"><text:span text:style-name="T143"><text:tab/><text:tab/> <text:s text:c="2"/>denumite de forma </text:span><text:span text:style-name="T36">nume-doc-iniț_node3.txt </text:span><text:span text:style-name="T145">în directoriul </text:span></text:p>
      <text:p text:style-name="P90"><text:span text:style-name="T42"><text:tab/><text:tab/> <text:s text:c="2"/>working_files/reduce</text:span></text:p>
      <text:p text:style-name="P98"><text:span text:style-name="T164"><text:tab/><text:tab/>d</text:span><text:span text:style-name="T135">. </text:span><text:span text:style-name="T136">Mai cerem literă/cifră corespunzătoare unei partiții de</text:span></text:p>
      <text:p text:style-name="P98"><text:span text:style-name="T136"><text:tab/><text:tab/> <text:s text:c="2"/>lucru de la rădăcină și reluăm bucla, până când suntem </text:span></text:p>
      <text:p text:style-name="P98"><text:span text:style-name="T136"><text:tab/><text:tab/> <text:s text:c="2"/>semnalați a trecere la ultima fază</text:span></text:p>
      <text:p text:style-name="P31"/>
      <text:p text:style-name="P38"><text:span text:style-name="T135"><text:tab/></text:span><text:span text:style-name="T96">Etapa de reducere </text:span><text:span text:style-name="T97">#2 </text:span><text:span text:style-name="T92">consideră fișierele de la etapa trecută, denumite de forma </text:span><text:span text:style-name="T99">1.txt_node0.txt, 1.txt_node1.txt, ..., 25_node7.txt, 25_node8.txt</text:span><text:span text:style-name="T92">, în care găsim tuple de forma </text:span><text:span text:style-name="T99">&lt;nume_document_inițial, cuvânt, număr_apariții&gt; </text:span><text:span text:style-name="T92">cu prima literă a cuvintelor dintr-un interval diferit al alfabetului, pentru fișierele create de noduri diferite (ținem minte că la etapa 2 – de reduce #1 – am distribuit alfabetul la noduri).</text:span></text:p>
      <text:p text:style-name="P38"><text:span text:style-name="T92"><text:tab/>Etapa prezentă își propune să concanteze aceste fișiere și să obțină fișiere denumite ca cele inițiale </text:span><text:span text:style-name="T99">1.txt, 2.txt, .., 25.txt, </text:span><text:span text:style-name="T93">dar acestea să conțină tuplele corespunzătoare fiecărui fișier inițial, ordonate alfabetic după cuvântul care-l referă și </text:span><text:span text:style-name="T95">r</text:span><text:span text:style-name="T93">ealizând operația de </text:span><text:span text:style-name="T98">inversare de index</text:span><text:span text:style-name="T93">,</text:span><text:span text:style-name="T98"> </text:span><text:span text:style-name="T95">unde cheile își interschimbă pozițiile </text:span><text:span text:style-name="T98">–</text:span><text:span text:style-name="T93"> indexul </text:span><text:span text:style-name="T95">fiind</text:span><text:span text:style-name="T93"> de fapt </text:span><text:span text:style-name="T94">alt nume pentru </text:span><text:span text:style-name="T93">tupla noastră.</text:span></text:p>
      <text:p text:style-name="P41"><text:tab/></text:p>
      <text:p text:style-name="P75"><text:tab/><text:span text:style-name="T107">Se </text:span><text:span text:style-name="T108">păstrează considerentele anterioare. Rădăcina va proceda similar ca în etapa întâi </text:span><text:span text:style-name="T109">și a </text:span></text:p>
      <text:p text:style-name="P72"><text:span text:style-name="T109"><text:tab/>doua</text:span><text:span text:style-name="T108">, deci <text:s/>se va explica </text:span><text:span text:style-name="T109">la fel de </text:span><text:span text:style-name="T108">sumar ce </text:span><text:span text:style-name="T106">are loc la această etapă.</text:span></text:p>
      <text:p text:style-name="P80"><text:span text:style-name="T6"><text:tab/></text:span><text:span text:style-name="T8">Pseudocod/</text:span><text:span text:style-name="T11">Explicații</text:span><text:span text:style-name="T8"> etapă de mapare </text:span><text:span text:style-name="T140">la rădăcină</text:span><text:span text:style-name="T10">:</text:span></text:p>
      <text:p text:style-name="P91"><text:span text:style-name="T140"><text:tab/>1. Se împarte din nou numere de ordine a fișierelor inițiale </text:span><text:span text:style-name="T44">0..24</text:span></text:p>
      <text:p text:style-name="P91"><text:span text:style-name="T140"><text:tab/> <text:s text:c="2"/>ca indecși de fișiere între nodurile de lucru, folosind aceeași</text:span></text:p>
      <text:p text:style-name="P91"><text:span text:style-name="T140"><text:tab/> <text:s text:c="2"/>metodă de trimis câte o literă/cifră la cerere printre nodurile </text:span></text:p>
      <text:p text:style-name="P85"><text:tab/> <text:s text:c="2"/>auxiliare</text:p>
      <text:p text:style-name="P87"><text:tab/>2. Se comandă trecerea la faza următoare către nodurile <text:span text:style-name="T161">auxiliare</text:span>,</text:p>
      <text:p text:style-name="P88"><text:span text:style-name="T134"><text:tab/> <text:s text:c="2"/>la terminarea numerelor de ordine, și se așteaptă confirmare de </text:span></text:p>
      <text:p text:style-name="P88"><text:span text:style-name="T81"><text:tab/> <text:s text:c="2"/>la fiecare </text:span><text:span text:style-name="T165">nod</text:span></text:p>
      <text:p text:style-name="P24"/>
      <text:p text:style-name="P22"><text:span text:style-name="T83"><text:tab/>Pseudocod/</text:span><text:span text:style-name="T86">Explicații</text:span><text:span text:style-name="T83"> etapă de mapare </text:span><text:span text:style-name="T90">la </text:span><text:span text:style-name="T91">nodurile de lucru</text:span><text:span text:style-name="T87">:</text:span></text:p>
      <text:p text:style-name="P92"><text:span text:style-name="T134"><text:tab/>1. Obținem de la rădăcină câte un număr de ordin translat a fi un</text:span></text:p>
      <text:p text:style-name="P93"><text:span text:style-name="T134"><text:tab/> <text:s text:c="2"/>nume de fișier inițial (</text:span><text:span text:style-name="T39">1.txt, 2.txt, etc.</text:span><text:span text:style-name="T166">), cu ajutorul căreia </text:span></text:p>
      <text:p text:style-name="P93"><text:span text:style-name="T166"><text:tab/> <text:s text:c="2"/>alegem fișierele cu care lucrăm la un moment dat- fișiere de la </text:span></text:p>
      <text:p text:style-name="P93"><text:span text:style-name="T166"><text:tab/> <text:s text:c="2"/>faza trecută din directoriul </text:span><text:span text:style-name="T45">working_files/reduce</text:span></text:p>
      <text:p text:style-name="P18"><text:span text:style-name="T139"><text:tab/>2. Ex.: Pentru nume de fișier inițial </text:span><text:span text:style-name="T40">1.txt</text:span><text:span text:style-name="T149"> primit, vom ține minte</text:span></text:p>
      <text:p text:style-name="P19"><text:span text:style-name="T139"><text:tab/> <text:s text:c="2"/>toate fișierele </text:span><text:span text:style-name="T40">1.txt</text:span><text:span text:style-name="T33">_node0.txt</text:span><text:span text:style-name="T139">, 1.txt</text:span><text:span text:style-name="T33">_node</text:span><text:span text:style-name="T40">1</text:span><text:span text:style-name="T33">.txt</text:span><text:span text:style-name="T139">, etc. Ținem </text:span></text:p>
      <text:p text:style-name="P26"><text:tab/> <text:s text:c="2"/>minte toate fișierele a căror nume conțin nume de documente </text:p>
      <text:p text:style-name="P26"><text:tab/> <text:s text:c="2"/>inițiale asignate nouă</text:p>
      <text:p text:style-name="P32"><text:tab/>3. Pentru fiecare fișier ținut minte:</text:p>
      <text:p text:style-name="P20"><text:tab/><text:tab/><text:span text:style-name="T150">a. Populăm din nou aceleași dicționare menționate, în acest </text:span></text:p>
      <text:p text:style-name="P33"><text:tab/> <text:tab/> <text:s text:c="2"/>caz trebuind să meargă mai repede fiind doar o asignare și </text:p>
      <text:p text:style-name="P34"><text:tab/><text:tab/> <text:s text:c="2"/>nu o recăutare prin tabelele hash – tuplele citite având </text:p>
      <text:p text:style-name="P34"><text:tab/><text:tab/> <text:s text:c="2"/>chei unice</text:p>
      <text:p text:style-name="P20"><text:span text:style-name="T150"><text:tab/><text:tab/>b. Redactăm dicționarul de dicționare de forma </text:span><text:span text:style-name="T36">&lt;</text:span><text:span text:style-name="T41">cuvânt,</text:span></text:p>
      <text:p text:style-name="P20"><text:soft-page-break/><text:span text:style-name="T41"><text:tab/> <text:tab/> <text:s text:c="2"/>d</text:span><text:span text:style-name="T36">ocument_inițial, număr_apariții&gt;</text:span><text:span text:style-name="T143"> </text:span><text:span text:style-name="T5">(index invers) </text:span><text:span text:style-name="T143">în fișiere </text:span></text:p>
      <text:p text:style-name="P95"><text:span text:style-name="T143"><text:tab/> <text:s/><text:tab/> <text:s text:c="2"/>denumite la fel ca cele inițiale în directoriul </text:span><text:span text:style-name="T42"><text:s text:c="3"/></text:span></text:p>
      <text:p text:style-name="P96"><text:span text:style-name="T42"><text:tab/> <text:s text:c="2"/><text:tab/> <text:s text:c="2"/>working_files/reduce</text:span><text:span text:style-name="T143">. Este de menționat că și în etapa </text:span></text:p>
      <text:p text:style-name="P96"><text:span text:style-name="T150"><text:tab/><text:tab/> <text:s text:c="2"/>trecută și în această etapă, noi redactăm dicționarele după </text:span></text:p>
      <text:p text:style-name="P96"><text:span text:style-name="T150"><text:tab/><text:tab/> <text:s text:c="2"/>ce le</text:span><text:span text:style-name="T30"> sortăm alfabetic </text:span><text:span text:style-name="T46">c</text:span><text:span text:style-name="T167">heile lor– ca și conținutul </text:span></text:p>
      <text:p text:style-name="P96"><text:span text:style-name="T154"><text:tab/><text:tab/> <text:s text:c="2"/>fișierelor rezultate să fie ordonate alfabetic după chei</text:span></text:p>
      <text:p text:style-name="P97"><text:tab/><text:tab/><text:span text:style-name="T168">c. Mai cerem număr de ordine corespunzător unei partiții de</text:span></text:p>
      <text:p text:style-name="P99"><text:span text:style-name="T136"><text:tab/><text:tab/> <text:s text:c="2"/>lucru de la rădăcină și reluăm bucla, până când suntem </text:span></text:p>
      <text:p text:style-name="P99"><text:span text:style-name="T136"><text:tab/><text:tab/> <text:s text:c="2"/>semnalați a </text:span><text:span text:style-name="T137">sfârși ultima fază și a </text:span><text:span text:style-name="T138">termina</text:span><text:span text:style-name="T137"> programul</text:span></text:p>
      <text:p text:style-name="P21"><text:span text:style-name="T146"><text:tab/></text:span></text:p>
      <text:p text:style-name="P56"><text:tab/><text:span text:style-name="T99">Am terminat </text:span><text:span text:style-name="T100">algoritmul și am obținut rezultatele dorite, de forma </text:span></text:p>
      <text:p text:style-name="P49"><text:span text:style-name="T100"><text:tab/></text:span><text:span text:style-name="T101">(în fișierul </text:span><text:span text:style-name="T88">23.txt</text:span><text:span text:style-name="T101"> spre ex</text:span><text:span text:style-name="T102">emplu</text:span><text:span text:style-name="T101">)</text:span><text:span text:style-name="T100">:</text:span></text:p>
      <text:p text:style-name="P39"><text:tab/>&lt;1,23.txt,3&gt;</text:p>
      <text:p text:style-name="P39"><text:tab/>&lt;a,23.txt,242&gt;</text:p>
      <text:p text:style-name="P39"><text:tab/>&lt;abandon,23.txt,1&gt;</text:p>
      <text:p text:style-name="P39"><text:tab/>&lt;abandoned,23.txt,1&gt;</text:p>
      <text:p text:style-name="P39"><text:tab/>&lt;aberrations,23.txt,1&gt;</text:p>
      <text:p text:style-name="P39"><text:tab/>&lt;abilities,23.txt,1&gt;</text:p>
      <text:p text:style-name="P39"><text:tab/>...</text:p>
      <text:p text:style-name="P39"/>
      <text:p text:style-name="P50"><text:span text:style-name="T31"><text:tab/></text:span><text:span text:style-name="T153">3</text:span><text:span text:style-name="T152">. </text:span><text:span text:style-name="T153">Menționări de final</text:span></text:p>
      <text:p text:style-name="P30"><text:span text:style-name="T31"><text:tab/></text:span><text:span text:style-name="T103">Mai este de menționat:</text:span></text:p>
      <text:list xml:id="list234564648650600760" text:style-name="L2">
        <text:list-item>
          <text:p text:style-name="P77"><text:span text:style-name="T2">Shuffle: </text:span><text:span text:style-name="T146">Între etapa 1 și 2 are loc împărțirea (shuffle) </text:span>cunoscută a fi parte din algoritmul MapReduce, unde –<text:span text:style-name="T154"> ca și noduri de mapare - </text:span>partiționăm tuplele obținute din documentele inițiale <text:span text:style-name="T154">în seturi de lucru pentru a fi prelucrate de nodurile de reducere, seturi ce reprezintă un interval al alfabetului în care să se găsească prima literă a cuvintelor aflate în cheia compusă a tuplelor;</text:span></text:p>
        </text:list-item>
        <text:list-item>
          <text:p text:style-name="P81"><text:span text:style-name="T126">Sort</text:span><text:span text:style-name="T127">:</text:span><text:span text:style-name="T128"> </text:span><text:span text:style-name="T127">Între</text:span><text:span text:style-name="T128"> etap</text:span><text:span text:style-name="T127">ele</text:span><text:span text:style-name="T128"> 2 și 3 </text:span><text:span text:style-name="T130">și </text:span><text:span text:style-name="T129">3 și sfârșit </text:span><text:span text:style-name="T128">are loc sortarea </text:span><text:span text:style-name="T129">(sort) unde sortăm după </text:span><text:span text:style-name="T130">cheile </text:span><text:span text:style-name="T129">tuplei (</text:span><text:span text:style-name="T130">în acest caz </text:span><text:span text:style-name="T131">după</text:span><text:span text:style-name="T130"> documente, apoi </text:span><text:span text:style-name="T131">după </text:span><text:span text:style-name="T130">cuvinte, iar la sfârșit doar după cuvinte</text:span><text:span text:style-name="T129">), în cadrul grupărilor asociate </text:span><text:span text:style-name="T130">prin </text:span><text:span text:style-name="T129">documentele inițiale – </text:span><text:span text:style-name="T130">grupări p</text:span><text:span text:style-name="T129">arțial</text:span><text:span text:style-name="T130">e,</text:span><text:span text:style-name="T129"> între etapele 2 și 3 </text:span><text:span text:style-name="T130">(doar câteva cuvinte ale unui document inițial sunt lucrate de un nod, </text:span><text:span text:style-name="T131">un nod având mai multe documente inițiale</text:span><text:span text:style-name="T130">), </text:span><text:span text:style-name="T129">și </text:span><text:span text:style-name="T130">grupările </text:span><text:span text:style-name="T129">complet</text:span><text:span text:style-name="T130">e</text:span><text:span text:style-name="T129"> între 3 și sfârșit </text:span><text:span text:style-name="T130">(toate cuvintele ale unui singur document inițial sunt lucrate de un nod </text:span><text:span text:style-name="T131">un nod având mai multe documente inițiale</text:span><text:span text:style-name="T130">);</text:span></text:p>
        </text:list-item>
        <text:list-item>
          <text:p text:style-name="P82"><text:span text:style-name="T129">I</text:span><text:span text:style-name="T127">nversarea indexului:</text:span><text:span text:style-name="T132"> Deși prima dată avem tuple cu prima cheie fiind numele documentului din care cuvântul (a doua cheie) face parte – </text:span><text:span text:style-name="T133">deoarece lucrăm în „paradigma” documentului la început</text:span><text:span text:style-name="T132">, </text:span><text:span text:style-name="T133">la sfârșit ne dorim un set de tuple în care cuvintele sunt prima cheie;</text:span></text:p>
          <text:list>
            <text:list-item>
              <text:p text:style-name="P78">Această inversare de index are loc la etapa 3;</text:p>
            </text:list-item>
            <text:list-item>
              <text:p text:style-name="P78">În practică și în mod simplist, s-ar distribui în mod balansat – după frecvența lor – indecșii termenilor ce pot fi căutați printre nodurile pregătite pentru interogare de către motorul de căutare web. Astfel, niciun nod nu ar trebui să fie încărcat de către interogări de termeni, el netrebuind să dețină mulți sau doar indecșii <text:s/>unor termeni frecvent căutați;</text:p>
            </text:list-item>
            <text:list-item>
              <text:p text:style-name="P78">Referințele discută că această problemă a distribuirii volumului de muncă este mai complicat de atât.</text:p>
            </text:list-item>
          </text:list>
        </text:list-item>
        <text:list-item>
          <text:p text:style-name="P79">Dicționarele:<text:span text:style-name="T6"> Dicționarele sunt construite la fiecare partiție de lucru primită și apoi redactate tot la sfârșitul fiecărei partiții de lucru primită, și nu după ce nu mai primim de lucru de la rădăcină - încât să redactăm toate rezultatele obținute deodată. Acest </text:span><text:span text:style-name="T20">compromis</text:span><text:span text:style-name="T6"> a redeschiderii fișierelor pentru scris </text:span><text:span text:style-name="T21">de fiecare dată </text:span><text:span text:style-name="T6">aduce avantajul minimizării memoriei folosite de către program la un moment dat.</text:span></text:p>
        </text:list-item>
      </text:list>
      <text:p text:style-name="P51"><text:soft-page-break/><text:span text:style-name="T153"><text:tab/></text:span><text:span text:style-name="T151">4. Bibliografie</text:span></text:p>
      <text:p text:style-name="P52"><text:span text:style-name="T151"><text:tab/></text:span><text:span text:style-name="T104">[1] Christopher D. Manning, Prabhakar Raghavan, and Hinrich Schütze. </text:span><text:span text:style-name="T89">An Introduction to </text:span></text:p>
      <text:p text:style-name="P52"><text:span text:style-name="T89"><text:tab/> <text:s text:c="5"/>Information Retrieval. </text:span><text:span text:style-name="T105">Cambridge.</text:span></text:p>
      <text:list xml:id="list2263260056905630911" text:style-name="L3">
        <text:list-item>
          <text:p text:style-name="P104">Capitolul 4.4: Distributed indexing</text:p>
          <text:list>
            <text:list-item>
              <text:p text:style-name="P104">„One requirement for robust distributed indexing is, therefore, that we divide the work up into chunks that we can easily assign and – in case of failure – reassign.”</text:p>
            </text:list-item>
            <text:list-item>
              <text:p text:style-name="P104">„First, the input data, în our case a collection of web pages, are split into n splits where the size of the split is chosen to ensure that the work can be distributed evenly (chunks should not be too large) and efficiently (the total number of chunks we need to manage shouldn’t be too large)”</text:p>
            </text:list-item>
          </text:list>
        </text:list-item>
        <text:list-item>
          <text:p text:style-name="P105">Capitolul 20.3: Distributing indexes</text:p>
        </text:list-item>
      </text:list>
      <text:p text:style-name="P45"><text:tab/>[2] <text:a xlink:type="simple" xlink:href="https://en.wikipedia.org/wiki/MapReduce" text:style-name="Internet_20_link" text:visited-style-name="Visited_20_Internet_20_Link">https://en.wikipedia.org/wiki/MapReduce</text:a></text:p>
      <text:p text:style-name="P45"><text:tab/>[3] <text:a xlink:type="simple" xlink:href="http://www-01.ibm.com/software/data/infosphere/hadoop/mapreduce/" text:style-name="Internet_20_link" text:visited-style-name="Visited_20_Internet_20_Link">http://www-01.ibm.com/software/data/infosphere/hadoop/mapreduce/</text:a></text:p>
      <text:p text:style-name="P65"><text:tab/>[4] <text:span text:style-name="T156">Learn MapReduce with Playing Cards</text:span></text:p>
      <text:p text:style-name="P47"><text:span text:style-name="T156"><text:tab/> <text:s text:c="5"/></text:span><text:a xlink:type="simple" xlink:href="https://www.youtube.com/watch?v=bcjSe0xCHbE" text:style-name="Internet_20_link" text:visited-style-name="Visited_20_Internet_20_Link">https://www.youtube.com/watch?v=bcjSe0xCHbE</text:a></text:p>
      <text:p text:style-name="P45"><text:tab/>[5] <text:a xlink:type="simple" xlink:href="http://www.michael-noll.com/tutorials/writing-an-hadoop-mapreduce-program-in-python" text:style-name="Internet_20_link" text:visited-style-name="Visited_20_Internet_20_Link">http://www.michael-noll.com/tutorials/writing-an-hadoop-mapreduce-program-in-python</text:a></text:p>
      <text:p text:style-name="P66"><text:tab/>[6] <text:a xlink:type="simple" xlink:href="http://stackoverflow.com/questions/22141631/what-is-the-purpose-of-shuffling-and-sorting-phase-in-the-reducer-in-map-reduce" text:style-name="Internet_20_link" text:visited-style-name="Visited_20_Internet_20_Link">http://stackoverflow.com/questions/22141631/what-is-the-purpose-of-shuffling-and-</text:a></text:p>
      <text:p text:style-name="P48"><text:tab/> <text:s text:c="5"/><text:a xlink:type="simple" xlink:href="http://stackoverflow.com/questions/22141631/what-is-the-purpose-of-shuffling-and-sorting-phase-in-the-reducer-in-map-reduce" text:style-name="Internet_20_link" text:visited-style-name="Visited_20_Internet_20_Link">sorting-phase-in-the-reducer-in-map-reduce</text:a></text:p>
      <text:list xml:id="list1284258909381648742" text:style-name="L4">
        <text:list-item>
          <text:p text:style-name="P106">despre shuffling și sorting – am înțeles rolul acestor procese</text:p>
        </text:list-item>
      </text:list>
      <text:p text:style-name="P46"><text:tab/><text:span text:style-name="T155">[7] </text:span><text:a xlink:type="simple" xlink:href="https://bitbucket.org/mpi4py/mpi4py" text:style-name="Internet_20_link" text:visited-style-name="Visited_20_Internet_20_Link"><text:span text:style-name="T155">https://bitbucket.org/mpi4py/mpi4py</text:span></text:a></text:p>
      <text:p text:style-name="P46"><text:tab/><text:span text:style-name="T155">[8] </text:span><text:a xlink:type="simple" xlink:href="https://mpi4py.scipy.org/docs/usrman/tutorial.html" text:style-name="Internet_20_link" text:visited-style-name="Visited_20_Internet_20_Link"><text:span text:style-name="T155">https://mpi4py.scipy.org/docs/usrman/tutorial.html</text:span></text:a></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ource Code Pro" svg:font-family="'Source Code Pro'" style:font-pitch="fixed"/>
    <style:font-face style:name="Lato Heavy" svg:font-family="'Lato Heavy'"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27:21.353354200</meta:creation-date>
    <dc:date>2016-12-30T09:17:50.000802719</dc:date>
    <meta:editing-duration>PT5H2M37S</meta:editing-duration>
    <meta:editing-cycles>149</meta:editing-cycles>
    <meta:generator>LibreOffice/5.2.2.2$Linux_X86_64 LibreOffice_project/20m0$Build-2</meta:generator>
    <meta:document-statistic meta:table-count="0" meta:image-count="0" meta:object-count="0" meta:page-count="5" meta:paragraph-count="150" meta:word-count="1919" meta:character-count="13129" meta:non-whitespace-character-count="10935"/>
  </office:meta>
</office:document-meta>
</file>